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Cyr" svg:font-family="'Arial Cyr'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5.256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3.327cm"/>
    </style:style>
    <style:style style:name="co7" style:family="table-column">
      <style:table-column-properties fo:break-before="auto" style:column-width="2.739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914cm"/>
    </style:style>
    <style:style style:name="co10" style:family="table-column">
      <style:table-column-properties fo:break-before="auto" style:column-width="1.789cm"/>
    </style:style>
    <style:style style:name="co12" style:family="table-column">
      <style:table-column-properties fo:break-before="auto" style:column-width="3.002cm"/>
    </style:style>
    <style:style style:name="ro3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Обычный_5f_Лист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Обычный_20_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Обычный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Обычный_5f_Лист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Обычный_20_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6" style:family="table-cell" style:parent-style-name="Обычный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2.49pt solid #0000ff" fo:padding="0.071cm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2.49pt solid #0000ff" fo:padding="0.071cm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Лист1" table:style-name="ta4">
        <office:forms form:automatic-focus="false" form:apply-design-mode="false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default-cell-style-name="ce17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2" table:default-cell-style-name="ce18"/>
        <table:table-column table:style-name="co10" table:number-columns-repeated="247" table:default-cell-style-name="ce18"/>
        <table:table-column table:style-name="co10" table:number-columns-repeated="16127"/>
        <table:table-row table:style-name="ro2">
          <table:table-cell table:style-name="ce1" office:value-type="string" calcext:value-type="string">
            <text:p>округ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балл</text:p>
          </table:table-cell>
          <table:table-cell table:number-columns-repeated="3"/>
          <table:table-cell table:style-name="ce19" table:formula="of:=COUNTIF([.A:.A];&quot;С&quot;)" office:value-type="float" office:value="105" calcext:value-type="float">
            <text:p>105</text:p>
          </table:table-cell>
          <table:table-cell table:number-columns-repeated="249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table:style-name="ce19" table:formula="of:=COUNTIFS([.A:.A];&quot;С&quot;;[.C:.C];&quot;английский язык&quot;)" office:value-type="float" office:value="13" calcext:value-type="float">
            <text:p>13</text:p>
          </table:table-cell>
          <table:table-cell/>
          <table:table-cell office:value-type="string" calcext:value-type="string">
            <text:p>Округ С</text:p>
          </table:table-cell>
          <table:table-cell table:formula="of:=COUNTIF([.A:.A];&quot;С&quot;)" office:value-type="float" office:value="105" calcext:value-type="float">
            <text:p>105</text:p>
          </table:table-cell>
          <table:table-cell table:number-columns-repeated="246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2</text:p>
          </table:table-cell>
          <table:table-cell table:style-name="ce11" office:value-type="string" calcext:value-type="string">
            <text:p>немецкий язык</text:p>
          </table:table-cell>
          <table:table-cell office:value-type="float" office:value="530" calcext:value-type="float">
            <text:p>530</text:p>
          </table:table-cell>
          <table:table-cell table:number-columns-repeated="3"/>
          <table:table-cell table:style-name="ce39" table:formula="of:=ROUND(AVERAGEIF([.A:.A];&quot;Ю&quot;;[.D:.D]); 2)" office:value-type="float" office:value="525.7" calcext:value-type="float">
            <text:p>525,70</text:p>
          </table:table-cell>
          <table:table-cell/>
          <table:table-cell office:value-type="string" calcext:value-type="string">
            <text:p>Округ В</text:p>
          </table:table-cell>
          <table:table-cell table:formula="of:=COUNTIF([.A:.A];&quot;В&quot;)" office:value-type="float" office:value="132" calcext:value-type="float">
            <text:p>132</text:p>
          </table:table-cell>
          <table:table-cell table:number-columns-repeated="246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76" calcext:value-type="float">
            <text:p>576</text:p>
          </table:table-cell>
          <table:table-cell table:number-columns-repeated="5"/>
          <table:table-cell office:value-type="string" calcext:value-type="string">
            <text:p>Округ Ю</text:p>
          </table:table-cell>
          <table:table-cell table:formula="of:=COUNTIF([.A:.A];&quot;Ю&quot;)" office:value-type="float" office:value="126" calcext:value-type="float">
            <text:p>126</text:p>
          </table:table-cell>
          <table:table-cell table:number-columns-repeated="246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04" calcext:value-type="float">
            <text:p>304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З</text:p>
          </table:table-cell>
          <table:table-cell table:style-name="ce9" office:value-type="string" calcext:value-type="string">
            <text:p>Ученик 5</text:p>
          </table:table-cell>
          <table:table-cell table:style-name="ce11" office:value-type="string" calcext:value-type="string">
            <text:p>химия</text:p>
          </table:table-cell>
          <table:table-cell office:value-type="float" office:value="372" calcext:value-type="float">
            <text:p>37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22" calcext:value-type="float">
            <text:p>322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7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493" calcext:value-type="float">
            <text:p>49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8</text:p>
          </table:table-cell>
          <table:table-cell table:style-name="ce13" office:value-type="string" calcext:value-type="string">
            <text:p>химия</text:p>
          </table:table-cell>
          <table:table-cell office:value-type="float" office:value="724" calcext:value-type="float">
            <text:p>72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19" calcext:value-type="float">
            <text:p>419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</text:p>
          </table:table-cell>
          <table:table-cell table:style-name="ce9" office:value-type="string" calcext:value-type="string">
            <text:p>Ученик 10</text:p>
          </table:table-cell>
          <table:table-cell table:style-name="ce14" office:value-type="string" calcext:value-type="string">
            <text:p>английский язык</text:p>
          </table:table-cell>
          <table:table-cell office:value-type="float" office:value="621" calcext:value-type="float">
            <text:p>621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</text:p>
          </table:table-cell>
          <table:table-cell table:style-name="ce9" office:value-type="string" calcext:value-type="string">
            <text:p>Ученик 11</text:p>
          </table:table-cell>
          <table:table-cell table:style-name="ce14" office:value-type="string" calcext:value-type="string">
            <text:p>химия</text:p>
          </table:table-cell>
          <table:table-cell office:value-type="float" office:value="641" calcext:value-type="float">
            <text:p>641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12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285" calcext:value-type="float">
            <text:p>28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В</text:p>
          </table:table-cell>
          <table:table-cell table:style-name="ce9" office:value-type="string" calcext:value-type="string">
            <text:p>Ученик 13</text:p>
          </table:table-cell>
          <table:table-cell table:style-name="ce11" office:value-type="string" calcext:value-type="string">
            <text:p>английский язык</text:p>
          </table:table-cell>
          <table:table-cell office:value-type="float" office:value="349" calcext:value-type="float">
            <text:p>34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4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35" calcext:value-type="float">
            <text:p>7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5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454" calcext:value-type="float">
            <text:p>4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16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77" calcext:value-type="float">
            <text:p>67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17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19" calcext:value-type="float">
            <text:p>619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В</text:p>
          </table:table-cell>
          <table:table-cell table:style-name="ce9" office:value-type="string" calcext:value-type="string">
            <text:p>Ученик 18</text:p>
          </table:table-cell>
          <table:table-cell table:style-name="ce11" office:value-type="string" calcext:value-type="string">
            <text:p>физика</text:p>
          </table:table-cell>
          <table:table-cell office:value-type="float" office:value="632" calcext:value-type="float">
            <text:p>63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1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06" calcext:value-type="float">
            <text:p>70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20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258" calcext:value-type="float">
            <text:p>25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1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71" calcext:value-type="float">
            <text:p>67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2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94" calcext:value-type="float">
            <text:p>69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2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42" calcext:value-type="float">
            <text:p>34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24</text:p>
          </table:table-cell>
          <table:table-cell table:style-name="ce9" office:value-type="string" calcext:value-type="string">
            <text:p>немецкий язык</text:p>
          </table:table-cell>
          <table:table-cell office:value-type="float" office:value="762" calcext:value-type="float">
            <text:p>762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25</text:p>
          </table:table-cell>
          <table:table-cell table:style-name="ce11" office:value-type="string" calcext:value-type="string">
            <text:p>физкультура</text:p>
          </table:table-cell>
          <table:table-cell office:value-type="float" office:value="295" calcext:value-type="float">
            <text:p>29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Ц</text:p>
          </table:table-cell>
          <table:table-cell table:style-name="ce9" office:value-type="string" calcext:value-type="string">
            <text:p>Ученик 26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05" calcext:value-type="float">
            <text:p>40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2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48" calcext:value-type="float">
            <text:p>448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СЗ</text:p>
          </table:table-cell>
          <table:table-cell table:style-name="ce9" office:value-type="string" calcext:value-type="string">
            <text:p>Ученик 28</text:p>
          </table:table-cell>
          <table:table-cell table:style-name="ce15" office:value-type="string" calcext:value-type="string">
            <text:p>литература</text:p>
          </table:table-cell>
          <table:table-cell office:value-type="float" office:value="759" calcext:value-type="float">
            <text:p>75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9</text:p>
          </table:table-cell>
          <table:table-cell table:style-name="ce14" office:value-type="string" calcext:value-type="string">
            <text:p>литература</text:p>
          </table:table-cell>
          <table:table-cell office:value-type="float" office:value="678" calcext:value-type="float">
            <text:p>67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0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05" calcext:value-type="float">
            <text:p>30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97" calcext:value-type="float">
            <text:p>3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52" calcext:value-type="float">
            <text:p>352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33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591" calcext:value-type="float">
            <text:p>591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34</text:p>
          </table:table-cell>
          <table:table-cell table:style-name="ce14" office:value-type="string" calcext:value-type="string">
            <text:p>русский язык</text:p>
          </table:table-cell>
          <table:table-cell office:value-type="float" office:value="737" calcext:value-type="float">
            <text:p>73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5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11" calcext:value-type="float">
            <text:p>21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92" calcext:value-type="float">
            <text:p>2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93" calcext:value-type="float">
            <text:p>79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38</text:p>
          </table:table-cell>
          <table:table-cell table:style-name="ce12" office:value-type="string" calcext:value-type="string">
            <text:p>физика</text:p>
          </table:table-cell>
          <table:table-cell office:value-type="float" office:value="240" calcext:value-type="float">
            <text:p>24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9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782" calcext:value-type="float">
            <text:p>782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40</text:p>
          </table:table-cell>
          <table:table-cell table:style-name="ce12" office:value-type="string" calcext:value-type="string">
            <text:p>биология</text:p>
          </table:table-cell>
          <table:table-cell office:value-type="float" office:value="361" calcext:value-type="float">
            <text:p>36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4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77" calcext:value-type="float">
            <text:p>37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26" calcext:value-type="float">
            <text:p>7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77" calcext:value-type="float">
            <text:p>67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4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66" calcext:value-type="float">
            <text:p>76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45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14" calcext:value-type="float">
            <text:p>2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6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570" calcext:value-type="float">
            <text:p>57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60" calcext:value-type="float">
            <text:p>26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48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482" calcext:value-type="float">
            <text:p>48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16" calcext:value-type="float">
            <text:p>71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5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67" calcext:value-type="float">
            <text:p>667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</text:p>
          </table:table-cell>
          <table:table-cell table:style-name="ce9" office:value-type="string" calcext:value-type="string">
            <text:p>Ученик 51</text:p>
          </table:table-cell>
          <table:table-cell table:style-name="ce14" office:value-type="string" calcext:value-type="string">
            <text:p>французский язык</text:p>
          </table:table-cell>
          <table:table-cell office:value-type="float" office:value="608" calcext:value-type="float">
            <text:p>60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2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209" calcext:value-type="float">
            <text:p>2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53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638" calcext:value-type="float">
            <text:p>6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5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72" calcext:value-type="float">
            <text:p>57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55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700" calcext:value-type="float">
            <text:p>70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5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39" calcext:value-type="float">
            <text:p>2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7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44" calcext:value-type="float">
            <text:p>34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З</text:p>
          </table:table-cell>
          <table:table-cell table:style-name="ce9" office:value-type="string" calcext:value-type="string">
            <text:p>Ученик 58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413" calcext:value-type="float">
            <text:p>41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9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69" calcext:value-type="float">
            <text:p>5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60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87" calcext:value-type="float">
            <text:p>68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61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422" calcext:value-type="float">
            <text:p>422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З</text:p>
          </table:table-cell>
          <table:table-cell table:style-name="ce9" office:value-type="string" calcext:value-type="string">
            <text:p>Ученик 62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564" calcext:value-type="float">
            <text:p>5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402" calcext:value-type="float">
            <text:p>40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64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53" calcext:value-type="float">
            <text:p>75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74" calcext:value-type="float">
            <text:p>57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66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404" calcext:value-type="float">
            <text:p>40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67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96" calcext:value-type="float">
            <text:p>69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68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327" calcext:value-type="float">
            <text:p>32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42" calcext:value-type="float">
            <text:p>24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0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286" calcext:value-type="float">
            <text:p>28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71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44" calcext:value-type="float">
            <text:p>64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13" calcext:value-type="float">
            <text:p>61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00" calcext:value-type="float">
            <text:p>50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З</text:p>
          </table:table-cell>
          <table:table-cell table:style-name="ce9" office:value-type="string" calcext:value-type="string">
            <text:p>Ученик 74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668" calcext:value-type="float">
            <text:p>6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7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03" calcext:value-type="float">
            <text:p>70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84" calcext:value-type="float">
            <text:p>484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</text:p>
          </table:table-cell>
          <table:table-cell table:style-name="ce9" office:value-type="string" calcext:value-type="string">
            <text:p>Ученик 77</text:p>
          </table:table-cell>
          <table:table-cell table:style-name="ce11" office:value-type="string" calcext:value-type="string">
            <text:p>литература</text:p>
          </table:table-cell>
          <table:table-cell office:value-type="float" office:value="659" calcext:value-type="float">
            <text:p>65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7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53" calcext:value-type="float">
            <text:p>65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79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89" calcext:value-type="float">
            <text:p>68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80</text:p>
          </table:table-cell>
          <table:table-cell table:style-name="ce9" office:value-type="string" calcext:value-type="string">
            <text:p>география </text:p>
          </table:table-cell>
          <table:table-cell office:value-type="float" office:value="775" calcext:value-type="float">
            <text:p>77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1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728" calcext:value-type="float">
            <text:p>72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8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77" calcext:value-type="float">
            <text:p>47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83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390" calcext:value-type="float">
            <text:p>39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84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14" calcext:value-type="float">
            <text:p>214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</text:p>
          </table:table-cell>
          <table:table-cell table:style-name="ce9" office:value-type="string" calcext:value-type="string">
            <text:p>Ученик 85</text:p>
          </table:table-cell>
          <table:table-cell table:style-name="ce11" office:value-type="string" calcext:value-type="string">
            <text:p>русский язык</text:p>
          </table:table-cell>
          <table:table-cell office:value-type="float" office:value="633" calcext:value-type="float">
            <text:p>6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86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761" calcext:value-type="float">
            <text:p>76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87</text:p>
          </table:table-cell>
          <table:table-cell table:style-name="ce9" office:value-type="string" calcext:value-type="string">
            <text:p>немецкий язык</text:p>
          </table:table-cell>
          <table:table-cell office:value-type="float" office:value="612" calcext:value-type="float">
            <text:p>61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88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563" calcext:value-type="float">
            <text:p>56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8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93" calcext:value-type="float">
            <text:p>39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0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39" calcext:value-type="float">
            <text:p>5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1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649" calcext:value-type="float">
            <text:p>64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92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309" calcext:value-type="float">
            <text:p>3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9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85" calcext:value-type="float">
            <text:p>48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94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230" calcext:value-type="float">
            <text:p>2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5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752" calcext:value-type="float">
            <text:p>752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96</text:p>
          </table:table-cell>
          <table:table-cell table:style-name="ce12" office:value-type="string" calcext:value-type="string">
            <text:p>информатика</text:p>
          </table:table-cell>
          <table:table-cell office:value-type="float" office:value="365" calcext:value-type="float">
            <text:p>36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97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85" calcext:value-type="float">
            <text:p>68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8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300" calcext:value-type="float">
            <text:p>30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99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19" calcext:value-type="float">
            <text:p>51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100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451" calcext:value-type="float">
            <text:p>451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101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723" calcext:value-type="float">
            <text:p>72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102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770" calcext:value-type="float">
            <text:p>77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103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740" calcext:value-type="float">
            <text:p>74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104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731" calcext:value-type="float">
            <text:p>731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</text:p>
          </table:table-cell>
          <table:table-cell table:style-name="ce9" office:value-type="string" calcext:value-type="string">
            <text:p>Ученик 105</text:p>
          </table:table-cell>
          <table:table-cell table:style-name="ce11" office:value-type="string" calcext:value-type="string">
            <text:p>химия</text:p>
          </table:table-cell>
          <table:table-cell office:value-type="float" office:value="577" calcext:value-type="float">
            <text:p>577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106</text:p>
          </table:table-cell>
          <table:table-cell table:style-name="ce11" office:value-type="string" calcext:value-type="string">
            <text:p>физика</text:p>
          </table:table-cell>
          <table:table-cell office:value-type="float" office:value="653" calcext:value-type="float">
            <text:p>65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107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85" calcext:value-type="float">
            <text:p>68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08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287" calcext:value-type="float">
            <text:p>287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Ц</text:p>
          </table:table-cell>
          <table:table-cell table:style-name="ce9" office:value-type="string" calcext:value-type="string">
            <text:p>Ученик 109</text:p>
          </table:table-cell>
          <table:table-cell table:style-name="ce14" office:value-type="string" calcext:value-type="string">
            <text:p>математика</text:p>
          </table:table-cell>
          <table:table-cell office:value-type="float" office:value="753" calcext:value-type="float">
            <text:p>75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110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316" calcext:value-type="float">
            <text:p>31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111</text:p>
          </table:table-cell>
          <table:table-cell table:style-name="ce11" office:value-type="string" calcext:value-type="string">
            <text:p>русский язык</text:p>
          </table:table-cell>
          <table:table-cell office:value-type="float" office:value="521" calcext:value-type="float">
            <text:p>52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12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69" calcext:value-type="float">
            <text:p>6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113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62" calcext:value-type="float">
            <text:p>26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114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19" calcext:value-type="float">
            <text:p>31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115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779" calcext:value-type="float">
            <text:p>77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16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413" calcext:value-type="float">
            <text:p>41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117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708" calcext:value-type="float">
            <text:p>70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118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239" calcext:value-type="float">
            <text:p>2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11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72" calcext:value-type="float">
            <text:p>67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2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78" calcext:value-type="float">
            <text:p>77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21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82" calcext:value-type="float">
            <text:p>582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</text:p>
          </table:table-cell>
          <table:table-cell table:style-name="ce9" office:value-type="string" calcext:value-type="string">
            <text:p>Ученик 122</text:p>
          </table:table-cell>
          <table:table-cell table:style-name="ce11" office:value-type="string" calcext:value-type="string">
            <text:p>ИЗО</text:p>
          </table:table-cell>
          <table:table-cell office:value-type="float" office:value="215" calcext:value-type="float">
            <text:p>21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23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296" calcext:value-type="float">
            <text:p>29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124</text:p>
          </table:table-cell>
          <table:table-cell table:style-name="ce12" office:value-type="string" calcext:value-type="string">
            <text:p>физика</text:p>
          </table:table-cell>
          <table:table-cell office:value-type="float" office:value="391" calcext:value-type="float">
            <text:p>39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25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41" calcext:value-type="float">
            <text:p>64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126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447" calcext:value-type="float">
            <text:p>4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127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736" calcext:value-type="float">
            <text:p>73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2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91" calcext:value-type="float">
            <text:p>49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129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99" calcext:value-type="float">
            <text:p>299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130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571" calcext:value-type="float">
            <text:p>57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3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49" calcext:value-type="float">
            <text:p>54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132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38" calcext:value-type="float">
            <text:p>5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3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34" calcext:value-type="float">
            <text:p>5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134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25" calcext:value-type="float">
            <text:p>22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35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01" calcext:value-type="float">
            <text:p>20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36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258" calcext:value-type="float">
            <text:p>25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37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354" calcext:value-type="float">
            <text:p>3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138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509" calcext:value-type="float">
            <text:p>5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13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25" calcext:value-type="float">
            <text:p>32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40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08" calcext:value-type="float">
            <text:p>70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41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430" calcext:value-type="float">
            <text:p>4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42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688" calcext:value-type="float">
            <text:p>68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143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52" calcext:value-type="float">
            <text:p>5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144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468" calcext:value-type="float">
            <text:p>4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145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98" calcext:value-type="float">
            <text:p>79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14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84" calcext:value-type="float">
            <text:p>68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4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48" calcext:value-type="float">
            <text:p>64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</text:p>
          </table:table-cell>
          <table:table-cell table:style-name="ce9" office:value-type="string" calcext:value-type="string">
            <text:p>Ученик 148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323" calcext:value-type="float">
            <text:p>32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149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388" calcext:value-type="float">
            <text:p>38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150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76" calcext:value-type="float">
            <text:p>77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51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21" calcext:value-type="float">
            <text:p>52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152</text:p>
          </table:table-cell>
          <table:table-cell table:style-name="ce9" office:value-type="string" calcext:value-type="string">
            <text:p>география </text:p>
          </table:table-cell>
          <table:table-cell office:value-type="float" office:value="554" calcext:value-type="float">
            <text:p>5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5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04" calcext:value-type="float">
            <text:p>60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154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757" calcext:value-type="float">
            <text:p>75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155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452" calcext:value-type="float">
            <text:p>4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15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81" calcext:value-type="float">
            <text:p>581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Ц</text:p>
          </table:table-cell>
          <table:table-cell table:style-name="ce9" office:value-type="string" calcext:value-type="string">
            <text:p>Ученик 157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40" calcext:value-type="float">
            <text:p>74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158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26" calcext:value-type="float">
            <text:p>5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59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539" calcext:value-type="float">
            <text:p>5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60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710" calcext:value-type="float">
            <text:p>71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161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790" calcext:value-type="float">
            <text:p>79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6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55" calcext:value-type="float">
            <text:p>75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6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67" calcext:value-type="float">
            <text:p>36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164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426" calcext:value-type="float">
            <text:p>42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165</text:p>
          </table:table-cell>
          <table:table-cell table:style-name="ce11" office:value-type="string" calcext:value-type="string">
            <text:p>физкультура</text:p>
          </table:table-cell>
          <table:table-cell office:value-type="float" office:value="700" calcext:value-type="float">
            <text:p>70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66</text:p>
          </table:table-cell>
          <table:table-cell table:style-name="ce9" office:value-type="string" calcext:value-type="string">
            <text:p>физика </text:p>
          </table:table-cell>
          <table:table-cell office:value-type="float" office:value="709" calcext:value-type="float">
            <text:p>7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67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35" calcext:value-type="float">
            <text:p>6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68</text:p>
          </table:table-cell>
          <table:table-cell table:style-name="ce9" office:value-type="string" calcext:value-type="string">
            <text:p>учитель начальных класов</text:p>
          </table:table-cell>
          <table:table-cell office:value-type="float" office:value="548" calcext:value-type="float">
            <text:p>54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6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01" calcext:value-type="float">
            <text:p>50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70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597" calcext:value-type="float">
            <text:p>597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З</text:p>
          </table:table-cell>
          <table:table-cell table:style-name="ce9" office:value-type="string" calcext:value-type="string">
            <text:p>Ученик 171</text:p>
          </table:table-cell>
          <table:table-cell table:style-name="ce11" office:value-type="string" calcext:value-type="string">
            <text:p>физика</text:p>
          </table:table-cell>
          <table:table-cell office:value-type="float" office:value="678" calcext:value-type="float">
            <text:p>67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172</text:p>
          </table:table-cell>
          <table:table-cell table:style-name="ce14" office:value-type="string" calcext:value-type="string">
            <text:p>английский язык</text:p>
          </table:table-cell>
          <table:table-cell office:value-type="float" office:value="338" calcext:value-type="float">
            <text:p>3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173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747" calcext:value-type="float">
            <text:p>7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17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88" calcext:value-type="float">
            <text:p>68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75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491" calcext:value-type="float">
            <text:p>49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76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669" calcext:value-type="float">
            <text:p>669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З</text:p>
          </table:table-cell>
          <table:table-cell table:style-name="ce9" office:value-type="string" calcext:value-type="string">
            <text:p>Ученик 177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635" calcext:value-type="float">
            <text:p>6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78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795" calcext:value-type="float">
            <text:p>79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179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71" calcext:value-type="float">
            <text:p>67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80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34" calcext:value-type="float">
            <text:p>2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181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63" calcext:value-type="float">
            <text:p>66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8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58" calcext:value-type="float">
            <text:p>65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183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94" calcext:value-type="float">
            <text:p>69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18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18" calcext:value-type="float">
            <text:p>21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85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230" calcext:value-type="float">
            <text:p>2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86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28" calcext:value-type="float">
            <text:p>72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87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353" calcext:value-type="float">
            <text:p>35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88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20" calcext:value-type="float">
            <text:p>52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89</text:p>
          </table:table-cell>
          <table:table-cell table:style-name="ce9" office:value-type="string" calcext:value-type="string">
            <text:p>учитель истории</text:p>
          </table:table-cell>
          <table:table-cell office:value-type="float" office:value="365" calcext:value-type="float">
            <text:p>36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190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324" calcext:value-type="float">
            <text:p>32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В</text:p>
          </table:table-cell>
          <table:table-cell table:style-name="ce9" office:value-type="string" calcext:value-type="string">
            <text:p>Ученик 191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771" calcext:value-type="float">
            <text:p>77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19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34" calcext:value-type="float">
            <text:p>7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193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778" calcext:value-type="float">
            <text:p>77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194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35" calcext:value-type="float">
            <text:p>5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95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02" calcext:value-type="float">
            <text:p>60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196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39" calcext:value-type="float">
            <text:p>3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97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06" calcext:value-type="float">
            <text:p>30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198</text:p>
          </table:table-cell>
          <table:table-cell table:style-name="ce11" office:value-type="string" calcext:value-type="string">
            <text:p>английский язык</text:p>
          </table:table-cell>
          <table:table-cell office:value-type="float" office:value="387" calcext:value-type="float">
            <text:p>38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9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25" calcext:value-type="float">
            <text:p>625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200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652" calcext:value-type="float">
            <text:p>6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201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385" calcext:value-type="float">
            <text:p>385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</text:p>
          </table:table-cell>
          <table:table-cell table:style-name="ce9" office:value-type="string" calcext:value-type="string">
            <text:p>Ученик 202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708" calcext:value-type="float">
            <text:p>70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03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655" calcext:value-type="float">
            <text:p>65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204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534" calcext:value-type="float">
            <text:p>5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05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13" calcext:value-type="float">
            <text:p>713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206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682" calcext:value-type="float">
            <text:p>682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207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437" calcext:value-type="float">
            <text:p>43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208</text:p>
          </table:table-cell>
          <table:table-cell table:style-name="ce12" office:value-type="string" calcext:value-type="string">
            <text:p>физика</text:p>
          </table:table-cell>
          <table:table-cell office:value-type="float" office:value="214" calcext:value-type="float">
            <text:p>2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20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45" calcext:value-type="float">
            <text:p>74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10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14" calcext:value-type="float">
            <text:p>5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211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61" calcext:value-type="float">
            <text:p>261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212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580" calcext:value-type="float">
            <text:p>58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21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55" calcext:value-type="float">
            <text:p>35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214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92" calcext:value-type="float">
            <text:p>6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215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298" calcext:value-type="float">
            <text:p>298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216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202" calcext:value-type="float">
            <text:p>20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217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33" calcext:value-type="float">
            <text:p>7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218</text:p>
          </table:table-cell>
          <table:table-cell table:style-name="ce9" office:value-type="string" calcext:value-type="string">
            <text:p>химия ГПД</text:p>
          </table:table-cell>
          <table:table-cell office:value-type="float" office:value="220" calcext:value-type="float">
            <text:p>22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19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80" calcext:value-type="float">
            <text:p>58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220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01" calcext:value-type="float">
            <text:p>70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21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351" calcext:value-type="float">
            <text:p>351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З</text:p>
          </table:table-cell>
          <table:table-cell table:style-name="ce9" office:value-type="string" calcext:value-type="string">
            <text:p>Ученик 222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451" calcext:value-type="float">
            <text:p>451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</text:p>
          </table:table-cell>
          <table:table-cell table:style-name="ce9" office:value-type="string" calcext:value-type="string">
            <text:p>Ученик 223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793" calcext:value-type="float">
            <text:p>79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24</text:p>
          </table:table-cell>
          <table:table-cell table:style-name="ce9" office:value-type="string" calcext:value-type="string">
            <text:p>география </text:p>
          </table:table-cell>
          <table:table-cell office:value-type="float" office:value="448" calcext:value-type="float">
            <text:p>44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25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326" calcext:value-type="float">
            <text:p>32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226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719" calcext:value-type="float">
            <text:p>719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В</text:p>
          </table:table-cell>
          <table:table-cell table:style-name="ce9" office:value-type="string" calcext:value-type="string">
            <text:p>Ученик 227</text:p>
          </table:table-cell>
          <table:table-cell table:style-name="ce14" office:value-type="string" calcext:value-type="string">
            <text:p>химия</text:p>
          </table:table-cell>
          <table:table-cell office:value-type="float" office:value="620" calcext:value-type="float">
            <text:p>62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22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56" calcext:value-type="float">
            <text:p>456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В</text:p>
          </table:table-cell>
          <table:table-cell table:style-name="ce9" office:value-type="string" calcext:value-type="string">
            <text:p>Ученик 229</text:p>
          </table:table-cell>
          <table:table-cell table:style-name="ce15" office:value-type="string" calcext:value-type="string">
            <text:p>учитель экономики</text:p>
          </table:table-cell>
          <table:table-cell office:value-type="float" office:value="524" calcext:value-type="float">
            <text:p>52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30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557" calcext:value-type="float">
            <text:p>55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</text:p>
          </table:table-cell>
          <table:table-cell table:style-name="ce9" office:value-type="string" calcext:value-type="string">
            <text:p>Ученик 231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561" calcext:value-type="float">
            <text:p>56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3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82" calcext:value-type="float">
            <text:p>58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3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95" calcext:value-type="float">
            <text:p>69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34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69" calcext:value-type="float">
            <text:p>3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35</text:p>
          </table:table-cell>
          <table:table-cell table:style-name="ce14" office:value-type="string" calcext:value-type="string">
            <text:p>литература</text:p>
          </table:table-cell>
          <table:table-cell office:value-type="float" office:value="209" calcext:value-type="float">
            <text:p>2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23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92" calcext:value-type="float">
            <text:p>3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237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34" calcext:value-type="float">
            <text:p>634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Ц</text:p>
          </table:table-cell>
          <table:table-cell table:style-name="ce9" office:value-type="string" calcext:value-type="string">
            <text:p>Ученик 238</text:p>
          </table:table-cell>
          <table:table-cell table:style-name="ce11" office:value-type="string" calcext:value-type="string">
            <text:p>математика</text:p>
          </table:table-cell>
          <table:table-cell office:value-type="float" office:value="743" calcext:value-type="float">
            <text:p>743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239</text:p>
          </table:table-cell>
          <table:table-cell table:style-name="ce11" office:value-type="string" calcext:value-type="string">
            <text:p>русский язык</text:p>
          </table:table-cell>
          <table:table-cell office:value-type="float" office:value="403" calcext:value-type="float">
            <text:p>403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В</text:p>
          </table:table-cell>
          <table:table-cell table:style-name="ce9" office:value-type="string" calcext:value-type="string">
            <text:p>Ученик 240</text:p>
          </table:table-cell>
          <table:table-cell table:style-name="ce11" office:value-type="string" calcext:value-type="string">
            <text:p>физика</text:p>
          </table:table-cell>
          <table:table-cell office:value-type="float" office:value="286" calcext:value-type="float">
            <text:p>28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241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33" calcext:value-type="float">
            <text:p>2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242</text:p>
          </table:table-cell>
          <table:table-cell table:style-name="ce13" office:value-type="string" calcext:value-type="string">
            <text:p>химия</text:p>
          </table:table-cell>
          <table:table-cell office:value-type="float" office:value="577" calcext:value-type="float">
            <text:p>57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24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42" calcext:value-type="float">
            <text:p>542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244</text:p>
          </table:table-cell>
          <table:table-cell table:style-name="ce12" office:value-type="string" calcext:value-type="string">
            <text:p>информатика</text:p>
          </table:table-cell>
          <table:table-cell office:value-type="float" office:value="445" calcext:value-type="float">
            <text:p>44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245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738" calcext:value-type="float">
            <text:p>7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24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16" calcext:value-type="float">
            <text:p>71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247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10" calcext:value-type="float">
            <text:p>41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248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94" calcext:value-type="float">
            <text:p>694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Ц</text:p>
          </table:table-cell>
          <table:table-cell table:style-name="ce9" office:value-type="string" calcext:value-type="string">
            <text:p>Ученик 249</text:p>
          </table:table-cell>
          <table:table-cell table:style-name="ce12" office:value-type="string" calcext:value-type="string">
            <text:p>учитель истории</text:p>
          </table:table-cell>
          <table:table-cell office:value-type="float" office:value="667" calcext:value-type="float">
            <text:p>66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</text:p>
          </table:table-cell>
          <table:table-cell table:style-name="ce9" office:value-type="string" calcext:value-type="string">
            <text:p>Ученик 250</text:p>
          </table:table-cell>
          <table:table-cell table:style-name="ce12" office:value-type="string" calcext:value-type="string">
            <text:p>физкультура</text:p>
          </table:table-cell>
          <table:table-cell office:value-type="float" office:value="296" calcext:value-type="float">
            <text:p>29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251</text:p>
          </table:table-cell>
          <table:table-cell table:style-name="ce9" office:value-type="string" calcext:value-type="string">
            <text:p>химия </text:p>
          </table:table-cell>
          <table:table-cell office:value-type="float" office:value="493" calcext:value-type="float">
            <text:p>493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252</text:p>
          </table:table-cell>
          <table:table-cell table:style-name="ce11" office:value-type="string" calcext:value-type="string">
            <text:p>ИЗО</text:p>
          </table:table-cell>
          <table:table-cell office:value-type="float" office:value="286" calcext:value-type="float">
            <text:p>28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Ц</text:p>
          </table:table-cell>
          <table:table-cell table:style-name="ce9" office:value-type="string" calcext:value-type="string">
            <text:p>Ученик 253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696" calcext:value-type="float">
            <text:p>69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54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303" calcext:value-type="float">
            <text:p>30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255</text:p>
          </table:table-cell>
          <table:table-cell table:style-name="ce12" office:value-type="string" calcext:value-type="string">
            <text:p>литература</text:p>
          </table:table-cell>
          <table:table-cell office:value-type="float" office:value="571" calcext:value-type="float">
            <text:p>57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256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460" calcext:value-type="float">
            <text:p>460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257</text:p>
          </table:table-cell>
          <table:table-cell table:style-name="ce11" office:value-type="string" calcext:value-type="string">
            <text:p>русский язык</text:p>
          </table:table-cell>
          <table:table-cell office:value-type="float" office:value="593" calcext:value-type="float">
            <text:p>59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58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13" calcext:value-type="float">
            <text:p>41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259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273" calcext:value-type="float">
            <text:p>27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26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01" calcext:value-type="float">
            <text:p>601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261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660" calcext:value-type="float">
            <text:p>66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62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675" calcext:value-type="float">
            <text:p>67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6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25" calcext:value-type="float">
            <text:p>22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264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285" calcext:value-type="float">
            <text:p>28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65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430" calcext:value-type="float">
            <text:p>4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266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10" calcext:value-type="float">
            <text:p>61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26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84" calcext:value-type="float">
            <text:p>78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68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00" calcext:value-type="float">
            <text:p>60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6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68" calcext:value-type="float">
            <text:p>3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7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36" calcext:value-type="float">
            <text:p>436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271</text:p>
          </table:table-cell>
          <table:table-cell table:style-name="ce14" office:value-type="string" calcext:value-type="string">
            <text:p>математика</text:p>
          </table:table-cell>
          <table:table-cell office:value-type="float" office:value="513" calcext:value-type="float">
            <text:p>51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72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770" calcext:value-type="float">
            <text:p>77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273</text:p>
          </table:table-cell>
          <table:table-cell table:style-name="ce9" office:value-type="string" calcext:value-type="string">
            <text:p>химия гпд</text:p>
          </table:table-cell>
          <table:table-cell office:value-type="float" office:value="639" calcext:value-type="float">
            <text:p>6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74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30" calcext:value-type="float">
            <text:p>53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З</text:p>
          </table:table-cell>
          <table:table-cell table:style-name="ce9" office:value-type="string" calcext:value-type="string">
            <text:p>Ученик 275</text:p>
          </table:table-cell>
          <table:table-cell table:style-name="ce12" office:value-type="string" calcext:value-type="string">
            <text:p>немецкий язык</text:p>
          </table:table-cell>
          <table:table-cell office:value-type="float" office:value="383" calcext:value-type="float">
            <text:p>38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7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59" calcext:value-type="float">
            <text:p>75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277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371" calcext:value-type="float">
            <text:p>37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278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14" calcext:value-type="float">
            <text:p>6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79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444" calcext:value-type="float">
            <text:p>44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280</text:p>
          </table:table-cell>
          <table:table-cell table:style-name="ce9" office:value-type="string" calcext:value-type="string">
            <text:p>учитель истории</text:p>
          </table:table-cell>
          <table:table-cell office:value-type="float" office:value="734" calcext:value-type="float">
            <text:p>7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281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391" calcext:value-type="float">
            <text:p>39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82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50" calcext:value-type="float">
            <text:p>35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283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776" calcext:value-type="float">
            <text:p>776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З</text:p>
          </table:table-cell>
          <table:table-cell table:style-name="ce9" office:value-type="string" calcext:value-type="string">
            <text:p>Ученик 284</text:p>
          </table:table-cell>
          <table:table-cell table:style-name="ce14" office:value-type="string" calcext:value-type="string">
            <text:p>литература</text:p>
          </table:table-cell>
          <table:table-cell office:value-type="float" office:value="534" calcext:value-type="float">
            <text:p>5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8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97" calcext:value-type="float">
            <text:p>697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</text:p>
          </table:table-cell>
          <table:table-cell table:style-name="ce9" office:value-type="string" calcext:value-type="string">
            <text:p>Ученик 286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581" calcext:value-type="float">
            <text:p>58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28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06" calcext:value-type="float">
            <text:p>60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288</text:p>
          </table:table-cell>
          <table:table-cell table:style-name="ce11" office:value-type="string" calcext:value-type="string">
            <text:p>математика</text:p>
          </table:table-cell>
          <table:table-cell office:value-type="float" office:value="744" calcext:value-type="float">
            <text:p>74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8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18" calcext:value-type="float">
            <text:p>21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90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303" calcext:value-type="float">
            <text:p>303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СВ</text:p>
          </table:table-cell>
          <table:table-cell table:style-name="ce9" office:value-type="string" calcext:value-type="string">
            <text:p>Ученик 291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16" calcext:value-type="float">
            <text:p>51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9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20" calcext:value-type="float">
            <text:p>62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9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83" calcext:value-type="float">
            <text:p>28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294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45" calcext:value-type="float">
            <text:p>24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295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11" calcext:value-type="float">
            <text:p>71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296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82" calcext:value-type="float">
            <text:p>582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</text:p>
          </table:table-cell>
          <table:table-cell table:style-name="ce9" office:value-type="string" calcext:value-type="string">
            <text:p>Ученик 297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777" calcext:value-type="float">
            <text:p>77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298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676" calcext:value-type="float">
            <text:p>67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299</text:p>
          </table:table-cell>
          <table:table-cell table:style-name="ce9" office:value-type="string" calcext:value-type="string">
            <text:p>немецкий язык</text:p>
          </table:table-cell>
          <table:table-cell office:value-type="float" office:value="725" calcext:value-type="float">
            <text:p>72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300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09" calcext:value-type="float">
            <text:p>409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301</text:p>
          </table:table-cell>
          <table:table-cell table:style-name="ce14" office:value-type="string" calcext:value-type="string">
            <text:p>физкультура</text:p>
          </table:table-cell>
          <table:table-cell office:value-type="float" office:value="691" calcext:value-type="float">
            <text:p>691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</text:p>
          </table:table-cell>
          <table:table-cell table:style-name="ce9" office:value-type="string" calcext:value-type="string">
            <text:p>Ученик 302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649" calcext:value-type="float">
            <text:p>64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303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67" calcext:value-type="float">
            <text:p>567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304</text:p>
          </table:table-cell>
          <table:table-cell table:style-name="ce14" office:value-type="string" calcext:value-type="string">
            <text:p>математика</text:p>
          </table:table-cell>
          <table:table-cell office:value-type="float" office:value="793" calcext:value-type="float">
            <text:p>79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05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54" calcext:value-type="float">
            <text:p>7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06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04" calcext:value-type="float">
            <text:p>50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0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03" calcext:value-type="float">
            <text:p>50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308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97" calcext:value-type="float">
            <text:p>797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</text:p>
          </table:table-cell>
          <table:table-cell table:style-name="ce9" office:value-type="string" calcext:value-type="string">
            <text:p>Ученик 309</text:p>
          </table:table-cell>
          <table:table-cell table:style-name="ce11" office:value-type="string" calcext:value-type="string">
            <text:p>химия</text:p>
          </table:table-cell>
          <table:table-cell office:value-type="float" office:value="468" calcext:value-type="float">
            <text:p>4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10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549" calcext:value-type="float">
            <text:p>54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311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87" calcext:value-type="float">
            <text:p>38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31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69" calcext:value-type="float">
            <text:p>2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13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81" calcext:value-type="float">
            <text:p>48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14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653" calcext:value-type="float">
            <text:p>65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1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77" calcext:value-type="float">
            <text:p>37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31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98" calcext:value-type="float">
            <text:p>29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17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739" calcext:value-type="float">
            <text:p>7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31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98" calcext:value-type="float">
            <text:p>49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31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82" calcext:value-type="float">
            <text:p>38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20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14" calcext:value-type="float">
            <text:p>2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321</text:p>
          </table:table-cell>
          <table:table-cell table:style-name="ce13" office:value-type="string" calcext:value-type="string">
            <text:p>учитель истории</text:p>
          </table:table-cell>
          <table:table-cell office:value-type="float" office:value="208" calcext:value-type="float">
            <text:p>20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22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85" calcext:value-type="float">
            <text:p>78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323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757" calcext:value-type="float">
            <text:p>75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2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39" calcext:value-type="float">
            <text:p>7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25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36" calcext:value-type="float">
            <text:p>53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2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48" calcext:value-type="float">
            <text:p>648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ЮЗ</text:p>
          </table:table-cell>
          <table:table-cell table:style-name="ce9" office:value-type="string" calcext:value-type="string">
            <text:p>Ученик 327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38" calcext:value-type="float">
            <text:p>7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28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95" calcext:value-type="float">
            <text:p>39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329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38" calcext:value-type="float">
            <text:p>2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30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768" calcext:value-type="float">
            <text:p>7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31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240" calcext:value-type="float">
            <text:p>24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3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02" calcext:value-type="float">
            <text:p>70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333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456" calcext:value-type="float">
            <text:p>45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33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43" calcext:value-type="float">
            <text:p>64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3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38" calcext:value-type="float">
            <text:p>4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36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16" calcext:value-type="float">
            <text:p>71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337</text:p>
          </table:table-cell>
          <table:table-cell table:style-name="ce12" office:value-type="string" calcext:value-type="string">
            <text:p>физкультура</text:p>
          </table:table-cell>
          <table:table-cell office:value-type="float" office:value="279" calcext:value-type="float">
            <text:p>279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338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651" calcext:value-type="float">
            <text:p>651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339</text:p>
          </table:table-cell>
          <table:table-cell table:style-name="ce14" office:value-type="string" calcext:value-type="string">
            <text:p>русский язык</text:p>
          </table:table-cell>
          <table:table-cell office:value-type="float" office:value="747" calcext:value-type="float">
            <text:p>7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4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44" calcext:value-type="float">
            <text:p>34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41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454" calcext:value-type="float">
            <text:p>4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42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488" calcext:value-type="float">
            <text:p>48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4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21" calcext:value-type="float">
            <text:p>32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34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89" calcext:value-type="float">
            <text:p>68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345</text:p>
          </table:table-cell>
          <table:table-cell table:style-name="ce12" office:value-type="string" calcext:value-type="string">
            <text:p>математика </text:p>
          </table:table-cell>
          <table:table-cell office:value-type="float" office:value="240" calcext:value-type="float">
            <text:p>240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346</text:p>
          </table:table-cell>
          <table:table-cell table:style-name="ce11" office:value-type="string" calcext:value-type="string">
            <text:p>учитель начальных класов</text:p>
          </table:table-cell>
          <table:table-cell office:value-type="float" office:value="366" calcext:value-type="float">
            <text:p>366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В</text:p>
          </table:table-cell>
          <table:table-cell table:style-name="ce9" office:value-type="string" calcext:value-type="string">
            <text:p>Ученик 347</text:p>
          </table:table-cell>
          <table:table-cell table:style-name="ce14" office:value-type="string" calcext:value-type="string">
            <text:p>информатика</text:p>
          </table:table-cell>
          <table:table-cell office:value-type="float" office:value="486" calcext:value-type="float">
            <text:p>48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34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44" calcext:value-type="float">
            <text:p>24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</text:p>
          </table:table-cell>
          <table:table-cell table:style-name="ce9" office:value-type="string" calcext:value-type="string">
            <text:p>Ученик 349</text:p>
          </table:table-cell>
          <table:table-cell table:style-name="ce14" office:value-type="string" calcext:value-type="string">
            <text:p>химия</text:p>
          </table:table-cell>
          <table:table-cell office:value-type="float" office:value="673" calcext:value-type="float">
            <text:p>67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50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268" calcext:value-type="float">
            <text:p>2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351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32" calcext:value-type="float">
            <text:p>53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52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485" calcext:value-type="float">
            <text:p>48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5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499" calcext:value-type="float">
            <text:p>49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54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734" calcext:value-type="float">
            <text:p>7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55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201" calcext:value-type="float">
            <text:p>20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56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453" calcext:value-type="float">
            <text:p>45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57</text:p>
          </table:table-cell>
          <table:table-cell table:style-name="ce9" office:value-type="string" calcext:value-type="string">
            <text:p>физкультура </text:p>
          </table:table-cell>
          <table:table-cell office:value-type="float" office:value="224" calcext:value-type="float">
            <text:p>22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58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686" calcext:value-type="float">
            <text:p>68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359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213" calcext:value-type="float">
            <text:p>21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6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89" calcext:value-type="float">
            <text:p>58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361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556" calcext:value-type="float">
            <text:p>55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362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226" calcext:value-type="float">
            <text:p>2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36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91" calcext:value-type="float">
            <text:p>79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64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72" calcext:value-type="float">
            <text:p>57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65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734" calcext:value-type="float">
            <text:p>7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366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686" calcext:value-type="float">
            <text:p>68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67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766" calcext:value-type="float">
            <text:p>766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368</text:p>
          </table:table-cell>
          <table:table-cell table:style-name="ce14" office:value-type="string" calcext:value-type="string">
            <text:p>физкультура</text:p>
          </table:table-cell>
          <table:table-cell office:value-type="float" office:value="660" calcext:value-type="float">
            <text:p>66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69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32" calcext:value-type="float">
            <text:p>532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В</text:p>
          </table:table-cell>
          <table:table-cell table:style-name="ce9" office:value-type="string" calcext:value-type="string">
            <text:p>Ученик 370</text:p>
          </table:table-cell>
          <table:table-cell table:style-name="ce15" office:value-type="string" calcext:value-type="string">
            <text:p>физика</text:p>
          </table:table-cell>
          <table:table-cell office:value-type="float" office:value="585" calcext:value-type="float">
            <text:p>58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71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65" calcext:value-type="float">
            <text:p>66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372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739" calcext:value-type="float">
            <text:p>7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7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564" calcext:value-type="float">
            <text:p>5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374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37" calcext:value-type="float">
            <text:p>33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75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51" calcext:value-type="float">
            <text:p>65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76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447" calcext:value-type="float">
            <text:p>4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7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82" calcext:value-type="float">
            <text:p>582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378</text:p>
          </table:table-cell>
          <table:table-cell table:style-name="ce14" office:value-type="string" calcext:value-type="string">
            <text:p>русский язык</text:p>
          </table:table-cell>
          <table:table-cell office:value-type="float" office:value="386" calcext:value-type="float">
            <text:p>38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37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32" calcext:value-type="float">
            <text:p>43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8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94" calcext:value-type="float">
            <text:p>49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38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65" calcext:value-type="float">
            <text:p>36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8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30" calcext:value-type="float">
            <text:p>53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383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84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739" calcext:value-type="float">
            <text:p>7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85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682" calcext:value-type="float">
            <text:p>682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386</text:p>
          </table:table-cell>
          <table:table-cell table:style-name="ce12" office:value-type="string" calcext:value-type="string">
            <text:p>информатика</text:p>
          </table:table-cell>
          <table:table-cell office:value-type="float" office:value="468" calcext:value-type="float">
            <text:p>46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</text:p>
          </table:table-cell>
          <table:table-cell table:style-name="ce9" office:value-type="string" calcext:value-type="string">
            <text:p>Ученик 387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32" calcext:value-type="float">
            <text:p>53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388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10" calcext:value-type="float">
            <text:p>71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389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726" calcext:value-type="float">
            <text:p>72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</text:p>
          </table:table-cell>
          <table:table-cell table:style-name="ce9" office:value-type="string" calcext:value-type="string">
            <text:p>Ученик 390</text:p>
          </table:table-cell>
          <table:table-cell table:style-name="ce11" office:value-type="string" calcext:value-type="string">
            <text:p>информатика</text:p>
          </table:table-cell>
          <table:table-cell office:value-type="float" office:value="709" calcext:value-type="float">
            <text:p>709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391</text:p>
          </table:table-cell>
          <table:table-cell table:style-name="ce11" office:value-type="string" calcext:value-type="string">
            <text:p>физика</text:p>
          </table:table-cell>
          <table:table-cell office:value-type="float" office:value="566" calcext:value-type="float">
            <text:p>56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39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25" calcext:value-type="float">
            <text:p>62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39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33" calcext:value-type="float">
            <text:p>233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</text:p>
          </table:table-cell>
          <table:table-cell table:style-name="ce9" office:value-type="string" calcext:value-type="string">
            <text:p>Ученик 394</text:p>
          </table:table-cell>
          <table:table-cell table:style-name="ce11" office:value-type="string" calcext:value-type="string">
            <text:p>математика</text:p>
          </table:table-cell>
          <table:table-cell office:value-type="float" office:value="637" calcext:value-type="float">
            <text:p>63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9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97" calcext:value-type="float">
            <text:p>7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39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26" calcext:value-type="float">
            <text:p>2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39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43" calcext:value-type="float">
            <text:p>44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398</text:p>
          </table:table-cell>
          <table:table-cell table:style-name="ce12" office:value-type="string" calcext:value-type="string">
            <text:p>физкультура</text:p>
          </table:table-cell>
          <table:table-cell office:value-type="float" office:value="263" calcext:value-type="float">
            <text:p>26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399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369" calcext:value-type="float">
            <text:p>369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400</text:p>
          </table:table-cell>
          <table:table-cell table:style-name="ce11" office:value-type="string" calcext:value-type="string">
            <text:p>информатика</text:p>
          </table:table-cell>
          <table:table-cell office:value-type="float" office:value="218" calcext:value-type="float">
            <text:p>21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З</text:p>
          </table:table-cell>
          <table:table-cell table:style-name="ce9" office:value-type="string" calcext:value-type="string">
            <text:p>Ученик 401</text:p>
          </table:table-cell>
          <table:table-cell table:style-name="ce11" office:value-type="string" calcext:value-type="string">
            <text:p>физкультура</text:p>
          </table:table-cell>
          <table:table-cell office:value-type="float" office:value="766" calcext:value-type="float">
            <text:p>76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0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65" calcext:value-type="float">
            <text:p>565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403</text:p>
          </table:table-cell>
          <table:table-cell table:style-name="ce12" office:value-type="string" calcext:value-type="string">
            <text:p>физика</text:p>
          </table:table-cell>
          <table:table-cell office:value-type="float" office:value="599" calcext:value-type="float">
            <text:p>599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404</text:p>
          </table:table-cell>
          <table:table-cell table:style-name="ce11" office:value-type="string" calcext:value-type="string">
            <text:p>химия</text:p>
          </table:table-cell>
          <table:table-cell office:value-type="float" office:value="653" calcext:value-type="float">
            <text:p>65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0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09" calcext:value-type="float">
            <text:p>4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406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88" calcext:value-type="float">
            <text:p>78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З</text:p>
          </table:table-cell>
          <table:table-cell table:style-name="ce9" office:value-type="string" calcext:value-type="string">
            <text:p>Ученик 407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315" calcext:value-type="float">
            <text:p>315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В</text:p>
          </table:table-cell>
          <table:table-cell table:style-name="ce9" office:value-type="string" calcext:value-type="string">
            <text:p>Ученик 408</text:p>
          </table:table-cell>
          <table:table-cell table:style-name="ce12" office:value-type="string" calcext:value-type="string">
            <text:p>физика</text:p>
          </table:table-cell>
          <table:table-cell office:value-type="float" office:value="766" calcext:value-type="float">
            <text:p>76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0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27" calcext:value-type="float">
            <text:p>42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1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92" calcext:value-type="float">
            <text:p>5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11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278" calcext:value-type="float">
            <text:p>27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41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11" calcext:value-type="float">
            <text:p>41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13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722" calcext:value-type="float">
            <text:p>72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414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787" calcext:value-type="float">
            <text:p>78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415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74" calcext:value-type="float">
            <text:p>57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416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353" calcext:value-type="float">
            <text:p>35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Ц</text:p>
          </table:table-cell>
          <table:table-cell table:style-name="ce9" office:value-type="string" calcext:value-type="string">
            <text:p>Ученик 417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52" calcext:value-type="float">
            <text:p>4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18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57" calcext:value-type="float">
            <text:p>75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1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54" calcext:value-type="float">
            <text:p>7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420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674" calcext:value-type="float">
            <text:p>67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21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37" calcext:value-type="float">
            <text:p>63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22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41" calcext:value-type="float">
            <text:p>74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42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30" calcext:value-type="float">
            <text:p>3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424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330" calcext:value-type="float">
            <text:p>3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25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79" calcext:value-type="float">
            <text:p>27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42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44" calcext:value-type="float">
            <text:p>74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427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05" calcext:value-type="float">
            <text:p>20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28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57" calcext:value-type="float">
            <text:p>75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429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95" calcext:value-type="float">
            <text:p>39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30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71" calcext:value-type="float">
            <text:p>671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Ц</text:p>
          </table:table-cell>
          <table:table-cell table:style-name="ce9" office:value-type="string" calcext:value-type="string">
            <text:p>Ученик 431</text:p>
          </table:table-cell>
          <table:table-cell table:style-name="ce11" office:value-type="string" calcext:value-type="string">
            <text:p>информатика</text:p>
          </table:table-cell>
          <table:table-cell office:value-type="float" office:value="781" calcext:value-type="float">
            <text:p>78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43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98" calcext:value-type="float">
            <text:p>29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43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02" calcext:value-type="float">
            <text:p>30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434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224" calcext:value-type="float">
            <text:p>22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3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30" calcext:value-type="float">
            <text:p>530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436</text:p>
          </table:table-cell>
          <table:table-cell table:style-name="ce11" office:value-type="string" calcext:value-type="string">
            <text:p>физика</text:p>
          </table:table-cell>
          <table:table-cell office:value-type="float" office:value="571" calcext:value-type="float">
            <text:p>571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437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351" calcext:value-type="float">
            <text:p>351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З</text:p>
          </table:table-cell>
          <table:table-cell table:style-name="ce9" office:value-type="string" calcext:value-type="string">
            <text:p>Ученик 438</text:p>
          </table:table-cell>
          <table:table-cell table:style-name="ce11" office:value-type="string" calcext:value-type="string">
            <text:p>химия</text:p>
          </table:table-cell>
          <table:table-cell office:value-type="float" office:value="346" calcext:value-type="float">
            <text:p>34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439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242" calcext:value-type="float">
            <text:p>24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40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09" calcext:value-type="float">
            <text:p>50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441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620" calcext:value-type="float">
            <text:p>620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442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421" calcext:value-type="float">
            <text:p>42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4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27" calcext:value-type="float">
            <text:p>62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444</text:p>
          </table:table-cell>
          <table:table-cell table:style-name="ce9" office:value-type="string" calcext:value-type="string">
            <text:p>математика </text:p>
          </table:table-cell>
          <table:table-cell office:value-type="float" office:value="572" calcext:value-type="float">
            <text:p>572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445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491" calcext:value-type="float">
            <text:p>49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4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83" calcext:value-type="float">
            <text:p>78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</text:p>
          </table:table-cell>
          <table:table-cell table:style-name="ce9" office:value-type="string" calcext:value-type="string">
            <text:p>Ученик 447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227" calcext:value-type="float">
            <text:p>22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В</text:p>
          </table:table-cell>
          <table:table-cell table:style-name="ce9" office:value-type="string" calcext:value-type="string">
            <text:p>Ученик 448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312" calcext:value-type="float">
            <text:p>31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44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33" calcext:value-type="float">
            <text:p>6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50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01" calcext:value-type="float">
            <text:p>501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451</text:p>
          </table:table-cell>
          <table:table-cell table:style-name="ce12" office:value-type="string" calcext:value-type="string">
            <text:p>химия ГПД</text:p>
          </table:table-cell>
          <table:table-cell office:value-type="float" office:value="321" calcext:value-type="float">
            <text:p>321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452</text:p>
          </table:table-cell>
          <table:table-cell table:style-name="ce12" office:value-type="string" calcext:value-type="string">
            <text:p>ИЗО</text:p>
          </table:table-cell>
          <table:table-cell office:value-type="float" office:value="760" calcext:value-type="float">
            <text:p>760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453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437" calcext:value-type="float">
            <text:p>43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454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34" calcext:value-type="float">
            <text:p>2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5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15" calcext:value-type="float">
            <text:p>61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В</text:p>
          </table:table-cell>
          <table:table-cell table:style-name="ce9" office:value-type="string" calcext:value-type="string">
            <text:p>Ученик 456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507" calcext:value-type="float">
            <text:p>50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457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739" calcext:value-type="float">
            <text:p>7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45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34" calcext:value-type="float">
            <text:p>4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5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79" calcext:value-type="float">
            <text:p>47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6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95" calcext:value-type="float">
            <text:p>39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61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33" calcext:value-type="float">
            <text:p>2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462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541" calcext:value-type="float">
            <text:p>54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6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87" calcext:value-type="float">
            <text:p>38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464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457" calcext:value-type="float">
            <text:p>457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465</text:p>
          </table:table-cell>
          <table:table-cell table:style-name="ce11" office:value-type="string" calcext:value-type="string">
            <text:p>физкультура</text:p>
          </table:table-cell>
          <table:table-cell office:value-type="float" office:value="427" calcext:value-type="float">
            <text:p>42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466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369" calcext:value-type="float">
            <text:p>369</text:p>
          </table:table-cell>
          <table:table-cell table:number-columns-repeated="253"/>
        </table:table-row>
        <table:table-row table:style-name="ro4">
          <table:table-cell table:style-name="ce7" office:value-type="string" calcext:value-type="string">
            <text:p>СЗ</text:p>
          </table:table-cell>
          <table:table-cell table:style-name="ce9" office:value-type="string" calcext:value-type="string">
            <text:p>Ученик 467</text:p>
          </table:table-cell>
          <table:table-cell table:style-name="ce16" office:value-type="string" calcext:value-type="string">
            <text:p>физика</text:p>
          </table:table-cell>
          <table:table-cell office:value-type="float" office:value="597" calcext:value-type="float">
            <text:p>5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68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26" calcext:value-type="float">
            <text:p>5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6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35" calcext:value-type="float">
            <text:p>3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7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64" calcext:value-type="float">
            <text:p>2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471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548" calcext:value-type="float">
            <text:p>54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7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44" calcext:value-type="float">
            <text:p>544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473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464" calcext:value-type="float">
            <text:p>4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74</text:p>
          </table:table-cell>
          <table:table-cell table:style-name="ce9" office:value-type="string" calcext:value-type="string">
            <text:p>физкультура </text:p>
          </table:table-cell>
          <table:table-cell office:value-type="float" office:value="368" calcext:value-type="float">
            <text:p>368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475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64" calcext:value-type="float">
            <text:p>5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76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641" calcext:value-type="float">
            <text:p>64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77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772" calcext:value-type="float">
            <text:p>77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78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443" calcext:value-type="float">
            <text:p>44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479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637" calcext:value-type="float">
            <text:p>63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48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74" calcext:value-type="float">
            <text:p>57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81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52" calcext:value-type="float">
            <text:p>3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482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223" calcext:value-type="float">
            <text:p>223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483</text:p>
          </table:table-cell>
          <table:table-cell table:style-name="ce14" office:value-type="string" calcext:value-type="string">
            <text:p>химия</text:p>
          </table:table-cell>
          <table:table-cell office:value-type="float" office:value="276" calcext:value-type="float">
            <text:p>276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484</text:p>
          </table:table-cell>
          <table:table-cell table:style-name="ce14" office:value-type="string" calcext:value-type="string">
            <text:p>русский язык</text:p>
          </table:table-cell>
          <table:table-cell office:value-type="float" office:value="543" calcext:value-type="float">
            <text:p>54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485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611" calcext:value-type="float">
            <text:p>61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48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94" calcext:value-type="float">
            <text:p>39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487</text:p>
          </table:table-cell>
          <table:table-cell table:style-name="ce12" office:value-type="string" calcext:value-type="string">
            <text:p>математика </text:p>
          </table:table-cell>
          <table:table-cell office:value-type="float" office:value="579" calcext:value-type="float">
            <text:p>57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8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16" calcext:value-type="float">
            <text:p>51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89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04" calcext:value-type="float">
            <text:p>20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490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51" calcext:value-type="float">
            <text:p>65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49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00" calcext:value-type="float">
            <text:p>60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9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368" calcext:value-type="float">
            <text:p>3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93</text:p>
          </table:table-cell>
          <table:table-cell table:style-name="ce9" office:value-type="string" calcext:value-type="string">
            <text:p>учитель истории</text:p>
          </table:table-cell>
          <table:table-cell office:value-type="float" office:value="634" calcext:value-type="float">
            <text:p>634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494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511" calcext:value-type="float">
            <text:p>51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495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445" calcext:value-type="float">
            <text:p>445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496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381" calcext:value-type="float">
            <text:p>38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497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62" calcext:value-type="float">
            <text:p>56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498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692" calcext:value-type="float">
            <text:p>6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49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96" calcext:value-type="float">
            <text:p>49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500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201" calcext:value-type="float">
            <text:p>20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01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736" calcext:value-type="float">
            <text:p>73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0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16" calcext:value-type="float">
            <text:p>41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503</text:p>
          </table:table-cell>
          <table:table-cell table:style-name="ce11" office:value-type="string" calcext:value-type="string">
            <text:p>химия</text:p>
          </table:table-cell>
          <table:table-cell office:value-type="float" office:value="362" calcext:value-type="float">
            <text:p>362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</text:p>
          </table:table-cell>
          <table:table-cell table:style-name="ce9" office:value-type="string" calcext:value-type="string">
            <text:p>Ученик 504</text:p>
          </table:table-cell>
          <table:table-cell table:style-name="ce14" office:value-type="string" calcext:value-type="string">
            <text:p>физкультура</text:p>
          </table:table-cell>
          <table:table-cell office:value-type="float" office:value="595" calcext:value-type="float">
            <text:p>59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505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426" calcext:value-type="float">
            <text:p>4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50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98" calcext:value-type="float">
            <text:p>79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507</text:p>
          </table:table-cell>
          <table:table-cell table:style-name="ce11" office:value-type="string" calcext:value-type="string">
            <text:p>математика</text:p>
          </table:table-cell>
          <table:table-cell office:value-type="float" office:value="569" calcext:value-type="float">
            <text:p>5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08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91" calcext:value-type="float">
            <text:p>291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ЮЗ</text:p>
          </table:table-cell>
          <table:table-cell table:style-name="ce9" office:value-type="string" calcext:value-type="string">
            <text:p>Ученик 509</text:p>
          </table:table-cell>
          <table:table-cell table:style-name="ce15" office:value-type="string" calcext:value-type="string">
            <text:p>математика</text:p>
          </table:table-cell>
          <table:table-cell office:value-type="float" office:value="738" calcext:value-type="float">
            <text:p>7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510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74" calcext:value-type="float">
            <text:p>37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11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27" calcext:value-type="float">
            <text:p>62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512</text:p>
          </table:table-cell>
          <table:table-cell table:style-name="ce12" office:value-type="string" calcext:value-type="string">
            <text:p>физика</text:p>
          </table:table-cell>
          <table:table-cell office:value-type="float" office:value="201" calcext:value-type="float">
            <text:p>20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13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759" calcext:value-type="float">
            <text:p>75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514</text:p>
          </table:table-cell>
          <table:table-cell table:style-name="ce12" office:value-type="string" calcext:value-type="string">
            <text:p>физика</text:p>
          </table:table-cell>
          <table:table-cell office:value-type="float" office:value="411" calcext:value-type="float">
            <text:p>41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15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21" calcext:value-type="float">
            <text:p>52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51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24" calcext:value-type="float">
            <text:p>22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517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473" calcext:value-type="float">
            <text:p>47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518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437" calcext:value-type="float">
            <text:p>43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19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413" calcext:value-type="float">
            <text:p>41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20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67" calcext:value-type="float">
            <text:p>36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521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07" calcext:value-type="float">
            <text:p>50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22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612" calcext:value-type="float">
            <text:p>61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52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50" calcext:value-type="float">
            <text:p>25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524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92" calcext:value-type="float">
            <text:p>7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2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67" calcext:value-type="float">
            <text:p>66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526</text:p>
          </table:table-cell>
          <table:table-cell table:style-name="ce12" office:value-type="string" calcext:value-type="string">
            <text:p>физкультура</text:p>
          </table:table-cell>
          <table:table-cell office:value-type="float" office:value="670" calcext:value-type="float">
            <text:p>67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2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90" calcext:value-type="float">
            <text:p>29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528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758" calcext:value-type="float">
            <text:p>75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52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30" calcext:value-type="float">
            <text:p>53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530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674" calcext:value-type="float">
            <text:p>67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3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38" calcext:value-type="float">
            <text:p>7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532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18" calcext:value-type="float">
            <text:p>51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533</text:p>
          </table:table-cell>
          <table:table-cell table:style-name="ce11" office:value-type="string" calcext:value-type="string">
            <text:p>учитель истории</text:p>
          </table:table-cell>
          <table:table-cell office:value-type="float" office:value="354" calcext:value-type="float">
            <text:p>3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34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31" calcext:value-type="float">
            <text:p>73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535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378" calcext:value-type="float">
            <text:p>37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3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24" calcext:value-type="float">
            <text:p>424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537</text:p>
          </table:table-cell>
          <table:table-cell table:style-name="ce11" office:value-type="string" calcext:value-type="string">
            <text:p>физкультура</text:p>
          </table:table-cell>
          <table:table-cell office:value-type="float" office:value="765" calcext:value-type="float">
            <text:p>76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38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326" calcext:value-type="float">
            <text:p>3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39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743" calcext:value-type="float">
            <text:p>74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40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335" calcext:value-type="float">
            <text:p>3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541</text:p>
          </table:table-cell>
          <table:table-cell table:style-name="ce14" office:value-type="string" calcext:value-type="string">
            <text:p>информатика</text:p>
          </table:table-cell>
          <table:table-cell office:value-type="float" office:value="498" calcext:value-type="float">
            <text:p>49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42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39" calcext:value-type="float">
            <text:p>7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43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563" calcext:value-type="float">
            <text:p>56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544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269" calcext:value-type="float">
            <text:p>26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</text:p>
          </table:table-cell>
          <table:table-cell table:style-name="ce9" office:value-type="string" calcext:value-type="string">
            <text:p>Ученик 545</text:p>
          </table:table-cell>
          <table:table-cell table:style-name="ce12" office:value-type="string" calcext:value-type="string">
            <text:p>математика </text:p>
          </table:table-cell>
          <table:table-cell office:value-type="float" office:value="370" calcext:value-type="float">
            <text:p>37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46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71" calcext:value-type="float">
            <text:p>67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547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742" calcext:value-type="float">
            <text:p>74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548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416" calcext:value-type="float">
            <text:p>41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549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800" calcext:value-type="float">
            <text:p>80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550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664" calcext:value-type="float">
            <text:p>6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551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52" calcext:value-type="float">
            <text:p>3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5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15" calcext:value-type="float">
            <text:p>41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5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73" calcext:value-type="float">
            <text:p>77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54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24" calcext:value-type="float">
            <text:p>22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555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13" calcext:value-type="float">
            <text:p>61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556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328" calcext:value-type="float">
            <text:p>32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557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591" calcext:value-type="float">
            <text:p>59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58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57" calcext:value-type="float">
            <text:p>75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55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90" calcext:value-type="float">
            <text:p>39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560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792" calcext:value-type="float">
            <text:p>7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561</text:p>
          </table:table-cell>
          <table:table-cell table:style-name="ce9" office:value-type="string" calcext:value-type="string">
            <text:p>учитель истории</text:p>
          </table:table-cell>
          <table:table-cell office:value-type="float" office:value="635" calcext:value-type="float">
            <text:p>6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6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42" calcext:value-type="float">
            <text:p>34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6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36" calcext:value-type="float">
            <text:p>73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64</text:p>
          </table:table-cell>
          <table:table-cell table:style-name="ce13" office:value-type="string" calcext:value-type="string">
            <text:p>литература</text:p>
          </table:table-cell>
          <table:table-cell office:value-type="float" office:value="752" calcext:value-type="float">
            <text:p>752</text:p>
          </table:table-cell>
          <table:table-cell table:number-columns-repeated="253"/>
        </table:table-row>
        <table:table-row table:style-name="ro4">
          <table:table-cell table:style-name="ce7" office:value-type="string" calcext:value-type="string">
            <text:p>С</text:p>
          </table:table-cell>
          <table:table-cell table:style-name="ce9" office:value-type="string" calcext:value-type="string">
            <text:p>Ученик 565</text:p>
          </table:table-cell>
          <table:table-cell table:style-name="ce16" office:value-type="string" calcext:value-type="string">
            <text:p>математика</text:p>
          </table:table-cell>
          <table:table-cell office:value-type="float" office:value="585" calcext:value-type="float">
            <text:p>585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Ю</text:p>
          </table:table-cell>
          <table:table-cell table:style-name="ce9" office:value-type="string" calcext:value-type="string">
            <text:p>Ученик 566</text:p>
          </table:table-cell>
          <table:table-cell table:style-name="ce15" office:value-type="string" calcext:value-type="string">
            <text:p>математика</text:p>
          </table:table-cell>
          <table:table-cell office:value-type="float" office:value="631" calcext:value-type="float">
            <text:p>63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67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68" calcext:value-type="float">
            <text:p>6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68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47" calcext:value-type="float">
            <text:p>5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569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17" calcext:value-type="float">
            <text:p>61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70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760" calcext:value-type="float">
            <text:p>76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571</text:p>
          </table:table-cell>
          <table:table-cell table:style-name="ce15" office:value-type="string" calcext:value-type="string">
            <text:p>обществознание</text:p>
          </table:table-cell>
          <table:table-cell office:value-type="float" office:value="724" calcext:value-type="float">
            <text:p>72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</text:p>
          </table:table-cell>
          <table:table-cell table:style-name="ce9" office:value-type="string" calcext:value-type="string">
            <text:p>Ученик 572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604" calcext:value-type="float">
            <text:p>604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</text:p>
          </table:table-cell>
          <table:table-cell table:style-name="ce9" office:value-type="string" calcext:value-type="string">
            <text:p>Ученик 573</text:p>
          </table:table-cell>
          <table:table-cell table:style-name="ce12" office:value-type="string" calcext:value-type="string">
            <text:p>физкультура</text:p>
          </table:table-cell>
          <table:table-cell office:value-type="float" office:value="666" calcext:value-type="float">
            <text:p>66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74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769" calcext:value-type="float">
            <text:p>7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575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96" calcext:value-type="float">
            <text:p>59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57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52" calcext:value-type="float">
            <text:p>7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7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43" calcext:value-type="float">
            <text:p>54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78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25" calcext:value-type="float">
            <text:p>42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579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580" calcext:value-type="float">
            <text:p>580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</text:p>
          </table:table-cell>
          <table:table-cell table:style-name="ce9" office:value-type="string" calcext:value-type="string">
            <text:p>Ученик 580</text:p>
          </table:table-cell>
          <table:table-cell table:style-name="ce11" office:value-type="string" calcext:value-type="string">
            <text:p>литература</text:p>
          </table:table-cell>
          <table:table-cell office:value-type="float" office:value="665" calcext:value-type="float">
            <text:p>66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81</text:p>
          </table:table-cell>
          <table:table-cell table:style-name="ce12" office:value-type="string" calcext:value-type="string">
            <text:p>география </text:p>
          </table:table-cell>
          <table:table-cell office:value-type="float" office:value="758" calcext:value-type="float">
            <text:p>75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</text:p>
          </table:table-cell>
          <table:table-cell table:style-name="ce9" office:value-type="string" calcext:value-type="string">
            <text:p>Ученик 582</text:p>
          </table:table-cell>
          <table:table-cell table:style-name="ce14" office:value-type="string" calcext:value-type="string">
            <text:p>физика</text:p>
          </table:table-cell>
          <table:table-cell office:value-type="float" office:value="567" calcext:value-type="float">
            <text:p>56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8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63" calcext:value-type="float">
            <text:p>26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584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619" calcext:value-type="float">
            <text:p>61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58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59" calcext:value-type="float">
            <text:p>65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8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04" calcext:value-type="float">
            <text:p>60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87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689" calcext:value-type="float">
            <text:p>689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588</text:p>
          </table:table-cell>
          <table:table-cell table:style-name="ce14" office:value-type="string" calcext:value-type="string">
            <text:p>физкультура</text:p>
          </table:table-cell>
          <table:table-cell office:value-type="float" office:value="262" calcext:value-type="float">
            <text:p>26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89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294" calcext:value-type="float">
            <text:p>29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Ц</text:p>
          </table:table-cell>
          <table:table-cell table:style-name="ce9" office:value-type="string" calcext:value-type="string">
            <text:p>Ученик 590</text:p>
          </table:table-cell>
          <table:table-cell table:style-name="ce14" office:value-type="string" calcext:value-type="string">
            <text:p>химия</text:p>
          </table:table-cell>
          <table:table-cell office:value-type="float" office:value="503" calcext:value-type="float">
            <text:p>503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591</text:p>
          </table:table-cell>
          <table:table-cell table:style-name="ce14" office:value-type="string" calcext:value-type="string">
            <text:p>английский язык</text:p>
          </table:table-cell>
          <table:table-cell office:value-type="float" office:value="226" calcext:value-type="float">
            <text:p>2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92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559" calcext:value-type="float">
            <text:p>55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93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276" calcext:value-type="float">
            <text:p>27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594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432" calcext:value-type="float">
            <text:p>43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595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715" calcext:value-type="float">
            <text:p>71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596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569" calcext:value-type="float">
            <text:p>5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597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579" calcext:value-type="float">
            <text:p>57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598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56" calcext:value-type="float">
            <text:p>65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59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92" calcext:value-type="float">
            <text:p>492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600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728" calcext:value-type="float">
            <text:p>72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01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06" calcext:value-type="float">
            <text:p>50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0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76" calcext:value-type="float">
            <text:p>77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603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599" calcext:value-type="float">
            <text:p>59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604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52" calcext:value-type="float">
            <text:p>652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605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290" calcext:value-type="float">
            <text:p>29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606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61" calcext:value-type="float">
            <text:p>56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0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72" calcext:value-type="float">
            <text:p>77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08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340" calcext:value-type="float">
            <text:p>34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609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17" calcext:value-type="float">
            <text:p>51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610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54" calcext:value-type="float">
            <text:p>65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</text:p>
          </table:table-cell>
          <table:table-cell table:style-name="ce9" office:value-type="string" calcext:value-type="string">
            <text:p>Ученик 611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22" calcext:value-type="float">
            <text:p>722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ЮЗ</text:p>
          </table:table-cell>
          <table:table-cell table:style-name="ce9" office:value-type="string" calcext:value-type="string">
            <text:p>Ученик 612</text:p>
          </table:table-cell>
          <table:table-cell table:style-name="ce15" office:value-type="string" calcext:value-type="string">
            <text:p>русский язык</text:p>
          </table:table-cell>
          <table:table-cell office:value-type="float" office:value="783" calcext:value-type="float">
            <text:p>78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613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398" calcext:value-type="float">
            <text:p>39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614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64" calcext:value-type="float">
            <text:p>5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615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53" calcext:value-type="float">
            <text:p>55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616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311" calcext:value-type="float">
            <text:p>31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17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524" calcext:value-type="float">
            <text:p>52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18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90" calcext:value-type="float">
            <text:p>39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619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229" calcext:value-type="float">
            <text:p>229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</text:p>
          </table:table-cell>
          <table:table-cell table:style-name="ce9" office:value-type="string" calcext:value-type="string">
            <text:p>Ученик 620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441" calcext:value-type="float">
            <text:p>44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621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19" calcext:value-type="float">
            <text:p>71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62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51" calcext:value-type="float">
            <text:p>55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62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703" calcext:value-type="float">
            <text:p>70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24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543" calcext:value-type="float">
            <text:p>54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25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09" calcext:value-type="float">
            <text:p>5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626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779" calcext:value-type="float">
            <text:p>77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627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539" calcext:value-type="float">
            <text:p>53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В</text:p>
          </table:table-cell>
          <table:table-cell table:style-name="ce9" office:value-type="string" calcext:value-type="string">
            <text:p>Ученик 628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324" calcext:value-type="float">
            <text:p>324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В</text:p>
          </table:table-cell>
          <table:table-cell table:style-name="ce9" office:value-type="string" calcext:value-type="string">
            <text:p>Ученик 629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468" calcext:value-type="float">
            <text:p>4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30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97" calcext:value-type="float">
            <text:p>6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63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04" calcext:value-type="float">
            <text:p>30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32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468" calcext:value-type="float">
            <text:p>4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633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378" calcext:value-type="float">
            <text:p>37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34</text:p>
          </table:table-cell>
          <table:table-cell table:style-name="ce13" office:value-type="string" calcext:value-type="string">
            <text:p>обществознание</text:p>
          </table:table-cell>
          <table:table-cell office:value-type="float" office:value="443" calcext:value-type="float">
            <text:p>44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635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604" calcext:value-type="float">
            <text:p>60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636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80" calcext:value-type="float">
            <text:p>68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37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29" calcext:value-type="float">
            <text:p>42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638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97" calcext:value-type="float">
            <text:p>5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639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28" calcext:value-type="float">
            <text:p>32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640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334" calcext:value-type="float">
            <text:p>3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4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63" calcext:value-type="float">
            <text:p>76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4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48" calcext:value-type="float">
            <text:p>64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43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739" calcext:value-type="float">
            <text:p>7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44</text:p>
          </table:table-cell>
          <table:table-cell table:style-name="ce9" office:value-type="string" calcext:value-type="string">
            <text:p>учитель испанского языка</text:p>
          </table:table-cell>
          <table:table-cell office:value-type="float" office:value="616" calcext:value-type="float">
            <text:p>61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645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565" calcext:value-type="float">
            <text:p>56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646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408" calcext:value-type="float">
            <text:p>40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647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27" calcext:value-type="float">
            <text:p>627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ЮЗ</text:p>
          </table:table-cell>
          <table:table-cell table:style-name="ce9" office:value-type="string" calcext:value-type="string">
            <text:p>Ученик 648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38" calcext:value-type="float">
            <text:p>73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</text:p>
          </table:table-cell>
          <table:table-cell table:style-name="ce9" office:value-type="string" calcext:value-type="string">
            <text:p>Ученик 649</text:p>
          </table:table-cell>
          <table:table-cell table:style-name="ce14" office:value-type="string" calcext:value-type="string">
            <text:p>немецкий язык</text:p>
          </table:table-cell>
          <table:table-cell office:value-type="float" office:value="617" calcext:value-type="float">
            <text:p>61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650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93" calcext:value-type="float">
            <text:p>29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51</text:p>
          </table:table-cell>
          <table:table-cell table:style-name="ce9" office:value-type="string" calcext:value-type="string">
            <text:p>учитель истории</text:p>
          </table:table-cell>
          <table:table-cell office:value-type="float" office:value="435" calcext:value-type="float">
            <text:p>4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652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441" calcext:value-type="float">
            <text:p>441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</text:p>
          </table:table-cell>
          <table:table-cell table:style-name="ce9" office:value-type="string" calcext:value-type="string">
            <text:p>Ученик 653</text:p>
          </table:table-cell>
          <table:table-cell table:style-name="ce14" office:value-type="string" calcext:value-type="string">
            <text:p>учитель испанского языка</text:p>
          </table:table-cell>
          <table:table-cell office:value-type="float" office:value="586" calcext:value-type="float">
            <text:p>58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654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30" calcext:value-type="float">
            <text:p>5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55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09" calcext:value-type="float">
            <text:p>5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56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14" calcext:value-type="float">
            <text:p>3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657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496" calcext:value-type="float">
            <text:p>49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58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397" calcext:value-type="float">
            <text:p>3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59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59" calcext:value-type="float">
            <text:p>55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60</text:p>
          </table:table-cell>
          <table:table-cell table:style-name="ce13" office:value-type="string" calcext:value-type="string">
            <text:p>химия</text:p>
          </table:table-cell>
          <table:table-cell office:value-type="float" office:value="226" calcext:value-type="float">
            <text:p>2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661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254" calcext:value-type="float">
            <text:p>2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662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92" calcext:value-type="float">
            <text:p>5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663</text:p>
          </table:table-cell>
          <table:table-cell table:style-name="ce12" office:value-type="string" calcext:value-type="string">
            <text:p>география </text:p>
          </table:table-cell>
          <table:table-cell office:value-type="float" office:value="338" calcext:value-type="float">
            <text:p>33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66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94" calcext:value-type="float">
            <text:p>594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665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478" calcext:value-type="float">
            <text:p>47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66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575" calcext:value-type="float">
            <text:p>57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66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80" calcext:value-type="float">
            <text:p>48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668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747" calcext:value-type="float">
            <text:p>747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669</text:p>
          </table:table-cell>
          <table:table-cell table:style-name="ce11" office:value-type="string" calcext:value-type="string">
            <text:p>французский язык</text:p>
          </table:table-cell>
          <table:table-cell office:value-type="float" office:value="639" calcext:value-type="float">
            <text:p>6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70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765" calcext:value-type="float">
            <text:p>76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7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82" calcext:value-type="float">
            <text:p>58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72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617" calcext:value-type="float">
            <text:p>617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З</text:p>
          </table:table-cell>
          <table:table-cell table:style-name="ce9" office:value-type="string" calcext:value-type="string">
            <text:p>Ученик 673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739" calcext:value-type="float">
            <text:p>7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74</text:p>
          </table:table-cell>
          <table:table-cell table:style-name="ce12" office:value-type="string" calcext:value-type="string">
            <text:p>математика </text:p>
          </table:table-cell>
          <table:table-cell office:value-type="float" office:value="454" calcext:value-type="float">
            <text:p>45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675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678" calcext:value-type="float">
            <text:p>67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</text:p>
          </table:table-cell>
          <table:table-cell table:style-name="ce9" office:value-type="string" calcext:value-type="string">
            <text:p>Ученик 676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30" calcext:value-type="float">
            <text:p>7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677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776" calcext:value-type="float">
            <text:p>77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78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602" calcext:value-type="float">
            <text:p>60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679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74" calcext:value-type="float">
            <text:p>77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680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06" calcext:value-type="float">
            <text:p>70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681</text:p>
          </table:table-cell>
          <table:table-cell table:style-name="ce12" office:value-type="string" calcext:value-type="string">
            <text:p>химия</text:p>
          </table:table-cell>
          <table:table-cell office:value-type="float" office:value="658" calcext:value-type="float">
            <text:p>65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682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08" calcext:value-type="float">
            <text:p>60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83</text:p>
          </table:table-cell>
          <table:table-cell table:style-name="ce9" office:value-type="string" calcext:value-type="string">
            <text:p>информатика </text:p>
          </table:table-cell>
          <table:table-cell office:value-type="float" office:value="290" calcext:value-type="float">
            <text:p>29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68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27" calcext:value-type="float">
            <text:p>52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85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64" calcext:value-type="float">
            <text:p>6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86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699" calcext:value-type="float">
            <text:p>69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87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97" calcext:value-type="float">
            <text:p>5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68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16" calcext:value-type="float">
            <text:p>21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89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357" calcext:value-type="float">
            <text:p>35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690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01" calcext:value-type="float">
            <text:p>30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691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534" calcext:value-type="float">
            <text:p>534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Ц</text:p>
          </table:table-cell>
          <table:table-cell table:style-name="ce9" office:value-type="string" calcext:value-type="string">
            <text:p>Ученик 692</text:p>
          </table:table-cell>
          <table:table-cell table:style-name="ce11" office:value-type="string" calcext:value-type="string">
            <text:p>английский язык</text:p>
          </table:table-cell>
          <table:table-cell office:value-type="float" office:value="431" calcext:value-type="float">
            <text:p>43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693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584" calcext:value-type="float">
            <text:p>58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694</text:p>
          </table:table-cell>
          <table:table-cell table:style-name="ce9" office:value-type="string" calcext:value-type="string">
            <text:p>математика </text:p>
          </table:table-cell>
          <table:table-cell office:value-type="float" office:value="492" calcext:value-type="float">
            <text:p>4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695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10" calcext:value-type="float">
            <text:p>31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696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31" calcext:value-type="float">
            <text:p>63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697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24" calcext:value-type="float">
            <text:p>524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</text:p>
          </table:table-cell>
          <table:table-cell table:style-name="ce9" office:value-type="string" calcext:value-type="string">
            <text:p>Ученик 698</text:p>
          </table:table-cell>
          <table:table-cell table:style-name="ce13" office:value-type="string" calcext:value-type="string">
            <text:p>химия</text:p>
          </table:table-cell>
          <table:table-cell office:value-type="float" office:value="569" calcext:value-type="float">
            <text:p>5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699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01" calcext:value-type="float">
            <text:p>70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700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06" calcext:value-type="float">
            <text:p>50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01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406" calcext:value-type="float">
            <text:p>40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0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83" calcext:value-type="float">
            <text:p>78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70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54" calcext:value-type="float">
            <text:p>754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704</text:p>
          </table:table-cell>
          <table:table-cell table:style-name="ce11" office:value-type="string" calcext:value-type="string">
            <text:p>английский язык</text:p>
          </table:table-cell>
          <table:table-cell office:value-type="float" office:value="506" calcext:value-type="float">
            <text:p>50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705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10" calcext:value-type="float">
            <text:p>21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06</text:p>
          </table:table-cell>
          <table:table-cell table:style-name="ce12" office:value-type="string" calcext:value-type="string">
            <text:p>математика </text:p>
          </table:table-cell>
          <table:table-cell office:value-type="float" office:value="261" calcext:value-type="float">
            <text:p>26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07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676" calcext:value-type="float">
            <text:p>67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708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30" calcext:value-type="float">
            <text:p>7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709</text:p>
          </table:table-cell>
          <table:table-cell table:style-name="ce14" office:value-type="string" calcext:value-type="string">
            <text:p>информатика</text:p>
          </table:table-cell>
          <table:table-cell office:value-type="float" office:value="608" calcext:value-type="float">
            <text:p>60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1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28" calcext:value-type="float">
            <text:p>32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711</text:p>
          </table:table-cell>
          <table:table-cell table:style-name="ce11" office:value-type="string" calcext:value-type="string">
            <text:p>литература</text:p>
          </table:table-cell>
          <table:table-cell office:value-type="float" office:value="525" calcext:value-type="float">
            <text:p>525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712</text:p>
          </table:table-cell>
          <table:table-cell table:style-name="ce14" office:value-type="string" calcext:value-type="string">
            <text:p>литература</text:p>
          </table:table-cell>
          <table:table-cell office:value-type="float" office:value="643" calcext:value-type="float">
            <text:p>64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1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725" calcext:value-type="float">
            <text:p>725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В</text:p>
          </table:table-cell>
          <table:table-cell table:style-name="ce9" office:value-type="string" calcext:value-type="string">
            <text:p>Ученик 714</text:p>
          </table:table-cell>
          <table:table-cell table:style-name="ce15" office:value-type="string" calcext:value-type="string">
            <text:p>английский язык</text:p>
          </table:table-cell>
          <table:table-cell office:value-type="float" office:value="626" calcext:value-type="float">
            <text:p>6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71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65" calcext:value-type="float">
            <text:p>56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71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03" calcext:value-type="float">
            <text:p>60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717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47" calcext:value-type="float">
            <text:p>6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18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89" calcext:value-type="float">
            <text:p>78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719</text:p>
          </table:table-cell>
          <table:table-cell table:style-name="ce12" office:value-type="string" calcext:value-type="string">
            <text:p>французский язык</text:p>
          </table:table-cell>
          <table:table-cell office:value-type="float" office:value="426" calcext:value-type="float">
            <text:p>4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2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27" calcext:value-type="float">
            <text:p>727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</text:p>
          </table:table-cell>
          <table:table-cell table:style-name="ce9" office:value-type="string" calcext:value-type="string">
            <text:p>Ученик 721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73" calcext:value-type="float">
            <text:p>77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22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374" calcext:value-type="float">
            <text:p>37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2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68" calcext:value-type="float">
            <text:p>6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24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56" calcext:value-type="float">
            <text:p>556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СВ</text:p>
          </table:table-cell>
          <table:table-cell table:style-name="ce9" office:value-type="string" calcext:value-type="string">
            <text:p>Ученик 725</text:p>
          </table:table-cell>
          <table:table-cell table:style-name="ce15" office:value-type="string" calcext:value-type="string">
            <text:p>английский язык</text:p>
          </table:table-cell>
          <table:table-cell office:value-type="float" office:value="494" calcext:value-type="float">
            <text:p>49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2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97" calcext:value-type="float">
            <text:p>6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727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250" calcext:value-type="float">
            <text:p>25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28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300" calcext:value-type="float">
            <text:p>30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29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77" calcext:value-type="float">
            <text:p>77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730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777" calcext:value-type="float">
            <text:p>777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731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416" calcext:value-type="float">
            <text:p>41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732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437" calcext:value-type="float">
            <text:p>43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733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663" calcext:value-type="float">
            <text:p>66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34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72" calcext:value-type="float">
            <text:p>27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735</text:p>
          </table:table-cell>
          <table:table-cell table:style-name="ce14" office:value-type="string" calcext:value-type="string">
            <text:p>информатика</text:p>
          </table:table-cell>
          <table:table-cell office:value-type="float" office:value="280" calcext:value-type="float">
            <text:p>28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736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84" calcext:value-type="float">
            <text:p>68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737</text:p>
          </table:table-cell>
          <table:table-cell table:style-name="ce13" office:value-type="string" calcext:value-type="string">
            <text:p>обществознание</text:p>
          </table:table-cell>
          <table:table-cell office:value-type="float" office:value="263" calcext:value-type="float">
            <text:p>26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38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403" calcext:value-type="float">
            <text:p>40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739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225" calcext:value-type="float">
            <text:p>22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40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314" calcext:value-type="float">
            <text:p>3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74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55" calcext:value-type="float">
            <text:p>355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В</text:p>
          </table:table-cell>
          <table:table-cell table:style-name="ce9" office:value-type="string" calcext:value-type="string">
            <text:p>Ученик 742</text:p>
          </table:table-cell>
          <table:table-cell table:style-name="ce12" office:value-type="string" calcext:value-type="string">
            <text:p>физкультура</text:p>
          </table:table-cell>
          <table:table-cell office:value-type="float" office:value="234" calcext:value-type="float">
            <text:p>2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43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29" calcext:value-type="float">
            <text:p>62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744</text:p>
          </table:table-cell>
          <table:table-cell table:style-name="ce12" office:value-type="string" calcext:value-type="string">
            <text:p>физкультура</text:p>
          </table:table-cell>
          <table:table-cell office:value-type="float" office:value="626" calcext:value-type="float">
            <text:p>62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45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281" calcext:value-type="float">
            <text:p>28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746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298" calcext:value-type="float">
            <text:p>29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747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67" calcext:value-type="float">
            <text:p>667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748</text:p>
          </table:table-cell>
          <table:table-cell table:style-name="ce14" office:value-type="string" calcext:value-type="string">
            <text:p>русский язык</text:p>
          </table:table-cell>
          <table:table-cell office:value-type="float" office:value="771" calcext:value-type="float">
            <text:p>77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49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36" calcext:value-type="float">
            <text:p>73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750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597" calcext:value-type="float">
            <text:p>5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5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19" calcext:value-type="float">
            <text:p>51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752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609" calcext:value-type="float">
            <text:p>6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75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85" calcext:value-type="float">
            <text:p>28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54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414" calcext:value-type="float">
            <text:p>4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75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47" calcext:value-type="float">
            <text:p>6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756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98" calcext:value-type="float">
            <text:p>798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757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353" calcext:value-type="float">
            <text:p>35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З</text:p>
          </table:table-cell>
          <table:table-cell table:style-name="ce9" office:value-type="string" calcext:value-type="string">
            <text:p>Ученик 758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429" calcext:value-type="float">
            <text:p>42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759</text:p>
          </table:table-cell>
          <table:table-cell table:style-name="ce12" office:value-type="string" calcext:value-type="string">
            <text:p>физкультура</text:p>
          </table:table-cell>
          <table:table-cell office:value-type="float" office:value="261" calcext:value-type="float">
            <text:p>26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760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320" calcext:value-type="float">
            <text:p>32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761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615" calcext:value-type="float">
            <text:p>615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762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475" calcext:value-type="float">
            <text:p>47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763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662" calcext:value-type="float">
            <text:p>66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764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32" calcext:value-type="float">
            <text:p>53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765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348" calcext:value-type="float">
            <text:p>34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6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10" calcext:value-type="float">
            <text:p>71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767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710" calcext:value-type="float">
            <text:p>71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768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770" calcext:value-type="float">
            <text:p>77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769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652" calcext:value-type="float">
            <text:p>6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70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736" calcext:value-type="float">
            <text:p>73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З</text:p>
          </table:table-cell>
          <table:table-cell table:style-name="ce9" office:value-type="string" calcext:value-type="string">
            <text:p>Ученик 771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33" calcext:value-type="float">
            <text:p>7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7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49" calcext:value-type="float">
            <text:p>449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773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749" calcext:value-type="float">
            <text:p>74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774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510" calcext:value-type="float">
            <text:p>51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775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347" calcext:value-type="float">
            <text:p>3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76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63" calcext:value-type="float">
            <text:p>26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77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60" calcext:value-type="float">
            <text:p>56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778</text:p>
          </table:table-cell>
          <table:table-cell table:style-name="ce13" office:value-type="string" calcext:value-type="string">
            <text:p>химия</text:p>
          </table:table-cell>
          <table:table-cell office:value-type="float" office:value="727" calcext:value-type="float">
            <text:p>72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79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772" calcext:value-type="float">
            <text:p>77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780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44" calcext:value-type="float">
            <text:p>54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781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40" calcext:value-type="float">
            <text:p>54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782</text:p>
          </table:table-cell>
          <table:table-cell table:style-name="ce9" office:value-type="string" calcext:value-type="string">
            <text:p>учитель иностранного языка</text:p>
          </table:table-cell>
          <table:table-cell office:value-type="float" office:value="283" calcext:value-type="float">
            <text:p>28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8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95" calcext:value-type="float">
            <text:p>69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784</text:p>
          </table:table-cell>
          <table:table-cell table:style-name="ce13" office:value-type="string" calcext:value-type="string">
            <text:p>русский язык</text:p>
          </table:table-cell>
          <table:table-cell office:value-type="float" office:value="459" calcext:value-type="float">
            <text:p>45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78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05" calcext:value-type="float">
            <text:p>20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78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14" calcext:value-type="float">
            <text:p>7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787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61" calcext:value-type="float">
            <text:p>56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8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00" calcext:value-type="float">
            <text:p>400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789</text:p>
          </table:table-cell>
          <table:table-cell table:style-name="ce14" office:value-type="string" calcext:value-type="string">
            <text:p>информатика</text:p>
          </table:table-cell>
          <table:table-cell office:value-type="float" office:value="682" calcext:value-type="float">
            <text:p>68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790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04" calcext:value-type="float">
            <text:p>60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791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55" calcext:value-type="float">
            <text:p>35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792</text:p>
          </table:table-cell>
          <table:table-cell table:style-name="ce11" office:value-type="string" calcext:value-type="string">
            <text:p>биология</text:p>
          </table:table-cell>
          <table:table-cell office:value-type="float" office:value="503" calcext:value-type="float">
            <text:p>50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793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70" calcext:value-type="float">
            <text:p>67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94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645" calcext:value-type="float">
            <text:p>64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795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775" calcext:value-type="float">
            <text:p>77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796</text:p>
          </table:table-cell>
          <table:table-cell table:style-name="ce14" office:value-type="string" calcext:value-type="string">
            <text:p>информатика</text:p>
          </table:table-cell>
          <table:table-cell office:value-type="float" office:value="728" calcext:value-type="float">
            <text:p>72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797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689" calcext:value-type="float">
            <text:p>68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79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57" calcext:value-type="float">
            <text:p>557</text:p>
          </table:table-cell>
          <table:table-cell table:number-columns-repeated="253"/>
        </table:table-row>
        <table:table-row table:style-name="ro4">
          <table:table-cell table:style-name="ce7" office:value-type="string" calcext:value-type="string">
            <text:p>Ю</text:p>
          </table:table-cell>
          <table:table-cell table:style-name="ce9" office:value-type="string" calcext:value-type="string">
            <text:p>Ученик 799</text:p>
          </table:table-cell>
          <table:table-cell table:style-name="ce16" office:value-type="string" calcext:value-type="string">
            <text:p>математика</text:p>
          </table:table-cell>
          <table:table-cell office:value-type="float" office:value="512" calcext:value-type="float">
            <text:p>51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800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95" calcext:value-type="float">
            <text:p>395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801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566" calcext:value-type="float">
            <text:p>56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802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40" calcext:value-type="float">
            <text:p>54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803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588" calcext:value-type="float">
            <text:p>58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804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67" calcext:value-type="float">
            <text:p>56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805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690" calcext:value-type="float">
            <text:p>69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0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35" calcext:value-type="float">
            <text:p>2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807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450" calcext:value-type="float">
            <text:p>45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808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398" calcext:value-type="float">
            <text:p>39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809</text:p>
          </table:table-cell>
          <table:table-cell table:style-name="ce11" office:value-type="string" calcext:value-type="string">
            <text:p>русский язык</text:p>
          </table:table-cell>
          <table:table-cell office:value-type="float" office:value="582" calcext:value-type="float">
            <text:p>58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810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340" calcext:value-type="float">
            <text:p>34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811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309" calcext:value-type="float">
            <text:p>30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812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42" calcext:value-type="float">
            <text:p>34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81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23" calcext:value-type="float">
            <text:p>62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814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344" calcext:value-type="float">
            <text:p>344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815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499" calcext:value-type="float">
            <text:p>49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81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23" calcext:value-type="float">
            <text:p>72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817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768" calcext:value-type="float">
            <text:p>7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81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46" calcext:value-type="float">
            <text:p>74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819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56" calcext:value-type="float">
            <text:p>25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З</text:p>
          </table:table-cell>
          <table:table-cell table:style-name="ce9" office:value-type="string" calcext:value-type="string">
            <text:p>Ученик 820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233" calcext:value-type="float">
            <text:p>23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821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347" calcext:value-type="float">
            <text:p>3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82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364" calcext:value-type="float">
            <text:p>364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823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418" calcext:value-type="float">
            <text:p>418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С</text:p>
          </table:table-cell>
          <table:table-cell table:style-name="ce9" office:value-type="string" calcext:value-type="string">
            <text:p>Ученик 824</text:p>
          </table:table-cell>
          <table:table-cell table:style-name="ce15" office:value-type="string" calcext:value-type="string">
            <text:p>английский язык</text:p>
          </table:table-cell>
          <table:table-cell office:value-type="float" office:value="592" calcext:value-type="float">
            <text:p>5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825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340" calcext:value-type="float">
            <text:p>34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826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290" calcext:value-type="float">
            <text:p>29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827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260" calcext:value-type="float">
            <text:p>26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82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88" calcext:value-type="float">
            <text:p>68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Ц</text:p>
          </table:table-cell>
          <table:table-cell table:style-name="ce9" office:value-type="string" calcext:value-type="string">
            <text:p>Ученик 829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465" calcext:value-type="float">
            <text:p>465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830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389" calcext:value-type="float">
            <text:p>389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831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607" calcext:value-type="float">
            <text:p>60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832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770" calcext:value-type="float">
            <text:p>77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З</text:p>
          </table:table-cell>
          <table:table-cell table:style-name="ce9" office:value-type="string" calcext:value-type="string">
            <text:p>Ученик 833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467" calcext:value-type="float">
            <text:p>46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34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67" calcext:value-type="float">
            <text:p>567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З</text:p>
          </table:table-cell>
          <table:table-cell table:style-name="ce9" office:value-type="string" calcext:value-type="string">
            <text:p>Ученик 835</text:p>
          </table:table-cell>
          <table:table-cell table:style-name="ce15" office:value-type="string" calcext:value-type="string">
            <text:p>учитель истории</text:p>
          </table:table-cell>
          <table:table-cell office:value-type="float" office:value="468" calcext:value-type="float">
            <text:p>4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836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496" calcext:value-type="float">
            <text:p>49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37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78" calcext:value-type="float">
            <text:p>57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838</text:p>
          </table:table-cell>
          <table:table-cell table:style-name="ce14" office:value-type="string" calcext:value-type="string">
            <text:p>литература</text:p>
          </table:table-cell>
          <table:table-cell office:value-type="float" office:value="288" calcext:value-type="float">
            <text:p>28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39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45" calcext:value-type="float">
            <text:p>64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840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529" calcext:value-type="float">
            <text:p>52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841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57" calcext:value-type="float">
            <text:p>657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842</text:p>
          </table:table-cell>
          <table:table-cell table:style-name="ce14" office:value-type="string" calcext:value-type="string">
            <text:p>химия</text:p>
          </table:table-cell>
          <table:table-cell office:value-type="float" office:value="567" calcext:value-type="float">
            <text:p>56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84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446" calcext:value-type="float">
            <text:p>44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4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68" calcext:value-type="float">
            <text:p>7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845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88" calcext:value-type="float">
            <text:p>48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846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507" calcext:value-type="float">
            <text:p>50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847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06" calcext:value-type="float">
            <text:p>20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84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45" calcext:value-type="float">
            <text:p>54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84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03" calcext:value-type="float">
            <text:p>603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850</text:p>
          </table:table-cell>
          <table:table-cell table:style-name="ce12" office:value-type="string" calcext:value-type="string">
            <text:p>английский язык</text:p>
          </table:table-cell>
          <table:table-cell office:value-type="float" office:value="578" calcext:value-type="float">
            <text:p>57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851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03" calcext:value-type="float">
            <text:p>50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852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720" calcext:value-type="float">
            <text:p>72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853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535" calcext:value-type="float">
            <text:p>53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854</text:p>
          </table:table-cell>
          <table:table-cell table:style-name="ce11" office:value-type="string" calcext:value-type="string">
            <text:p>учитель истории</text:p>
          </table:table-cell>
          <table:table-cell office:value-type="float" office:value="214" calcext:value-type="float">
            <text:p>21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855</text:p>
          </table:table-cell>
          <table:table-cell table:style-name="ce14" office:value-type="string" calcext:value-type="string">
            <text:p>английский язык</text:p>
          </table:table-cell>
          <table:table-cell office:value-type="float" office:value="754" calcext:value-type="float">
            <text:p>754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Ц</text:p>
          </table:table-cell>
          <table:table-cell table:style-name="ce9" office:value-type="string" calcext:value-type="string">
            <text:p>Ученик 856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88" calcext:value-type="float">
            <text:p>58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857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714" calcext:value-type="float">
            <text:p>71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858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68" calcext:value-type="float">
            <text:p>2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859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72" calcext:value-type="float">
            <text:p>57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860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680" calcext:value-type="float">
            <text:p>68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861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559" calcext:value-type="float">
            <text:p>55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86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56" calcext:value-type="float">
            <text:p>55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863</text:p>
          </table:table-cell>
          <table:table-cell table:style-name="ce9" office:value-type="string" calcext:value-type="string">
            <text:p>физика </text:p>
          </table:table-cell>
          <table:table-cell office:value-type="float" office:value="727" calcext:value-type="float">
            <text:p>72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864</text:p>
          </table:table-cell>
          <table:table-cell table:style-name="ce12" office:value-type="string" calcext:value-type="string">
            <text:p>математика </text:p>
          </table:table-cell>
          <table:table-cell office:value-type="float" office:value="321" calcext:value-type="float">
            <text:p>32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6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74" calcext:value-type="float">
            <text:p>27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6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48" calcext:value-type="float">
            <text:p>34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867</text:p>
          </table:table-cell>
          <table:table-cell table:style-name="ce11" office:value-type="string" calcext:value-type="string">
            <text:p>английский язык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68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31" calcext:value-type="float">
            <text:p>631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В</text:p>
          </table:table-cell>
          <table:table-cell table:style-name="ce9" office:value-type="string" calcext:value-type="string">
            <text:p>Ученик 869</text:p>
          </table:table-cell>
          <table:table-cell table:style-name="ce14" office:value-type="string" calcext:value-type="string">
            <text:p>французский язык</text:p>
          </table:table-cell>
          <table:table-cell office:value-type="float" office:value="649" calcext:value-type="float">
            <text:p>64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870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782" calcext:value-type="float">
            <text:p>78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71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43" calcext:value-type="float">
            <text:p>64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872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29" calcext:value-type="float">
            <text:p>729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873</text:p>
          </table:table-cell>
          <table:table-cell table:style-name="ce11" office:value-type="string" calcext:value-type="string">
            <text:p>физика</text:p>
          </table:table-cell>
          <table:table-cell office:value-type="float" office:value="481" calcext:value-type="float">
            <text:p>48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874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10" calcext:value-type="float">
            <text:p>31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875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82" calcext:value-type="float">
            <text:p>58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876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333" calcext:value-type="float">
            <text:p>3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877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78" calcext:value-type="float">
            <text:p>77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878</text:p>
          </table:table-cell>
          <table:table-cell table:style-name="ce14" office:value-type="string" calcext:value-type="string">
            <text:p>обществознание</text:p>
          </table:table-cell>
          <table:table-cell office:value-type="float" office:value="751" calcext:value-type="float">
            <text:p>75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87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47" calcext:value-type="float">
            <text:p>7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880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93" calcext:value-type="float">
            <text:p>393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881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431" calcext:value-type="float">
            <text:p>43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88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33" calcext:value-type="float">
            <text:p>2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88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74" calcext:value-type="float">
            <text:p>27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З</text:p>
          </table:table-cell>
          <table:table-cell table:style-name="ce9" office:value-type="string" calcext:value-type="string">
            <text:p>Ученик 884</text:p>
          </table:table-cell>
          <table:table-cell table:style-name="ce14" office:value-type="string" calcext:value-type="string">
            <text:p>математика</text:p>
          </table:table-cell>
          <table:table-cell office:value-type="float" office:value="658" calcext:value-type="float">
            <text:p>658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885</text:p>
          </table:table-cell>
          <table:table-cell table:style-name="ce12" office:value-type="string" calcext:value-type="string">
            <text:p>обществознание</text:p>
          </table:table-cell>
          <table:table-cell office:value-type="float" office:value="284" calcext:value-type="float">
            <text:p>28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8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66" calcext:value-type="float">
            <text:p>36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87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450" calcext:value-type="float">
            <text:p>45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888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33" calcext:value-type="float">
            <text:p>533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В</text:p>
          </table:table-cell>
          <table:table-cell table:style-name="ce9" office:value-type="string" calcext:value-type="string">
            <text:p>Ученик 889</text:p>
          </table:table-cell>
          <table:table-cell table:style-name="ce14" office:value-type="string" calcext:value-type="string">
            <text:p>математика</text:p>
          </table:table-cell>
          <table:table-cell office:value-type="float" office:value="726" calcext:value-type="float">
            <text:p>72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890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282" calcext:value-type="float">
            <text:p>282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891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603" calcext:value-type="float">
            <text:p>60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892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39" calcext:value-type="float">
            <text:p>5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893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19" calcext:value-type="float">
            <text:p>51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894</text:p>
          </table:table-cell>
          <table:table-cell table:style-name="ce9" office:value-type="string" calcext:value-type="string">
            <text:p>учитель ОБЖ</text:p>
          </table:table-cell>
          <table:table-cell office:value-type="float" office:value="431" calcext:value-type="float">
            <text:p>43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89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17" calcext:value-type="float">
            <text:p>21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89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98" calcext:value-type="float">
            <text:p>49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</text:p>
          </table:table-cell>
          <table:table-cell table:style-name="ce9" office:value-type="string" calcext:value-type="string">
            <text:p>Ученик 897</text:p>
          </table:table-cell>
          <table:table-cell table:style-name="ce11" office:value-type="string" calcext:value-type="string">
            <text:p>география</text:p>
          </table:table-cell>
          <table:table-cell office:value-type="float" office:value="764" calcext:value-type="float">
            <text:p>7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898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82" calcext:value-type="float">
            <text:p>28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899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25" calcext:value-type="float">
            <text:p>52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</text:p>
          </table:table-cell>
          <table:table-cell table:style-name="ce9" office:value-type="string" calcext:value-type="string">
            <text:p>Ученик 900</text:p>
          </table:table-cell>
          <table:table-cell table:style-name="ce11" office:value-type="string" calcext:value-type="string">
            <text:p>биология</text:p>
          </table:table-cell>
          <table:table-cell office:value-type="float" office:value="626" calcext:value-type="float">
            <text:p>626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В</text:p>
          </table:table-cell>
          <table:table-cell table:style-name="ce9" office:value-type="string" calcext:value-type="string">
            <text:p>Ученик 901</text:p>
          </table:table-cell>
          <table:table-cell table:style-name="ce12" office:value-type="string" calcext:value-type="string">
            <text:p>география</text:p>
          </table:table-cell>
          <table:table-cell office:value-type="float" office:value="515" calcext:value-type="float">
            <text:p>51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902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675" calcext:value-type="float">
            <text:p>67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03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798" calcext:value-type="float">
            <text:p>79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04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12" calcext:value-type="float">
            <text:p>21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905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285" calcext:value-type="float">
            <text:p>28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06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48" calcext:value-type="float">
            <text:p>54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07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668" calcext:value-type="float">
            <text:p>66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08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60" calcext:value-type="float">
            <text:p>36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09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492" calcext:value-type="float">
            <text:p>4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1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576" calcext:value-type="float">
            <text:p>57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11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556" calcext:value-type="float">
            <text:p>556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Ю</text:p>
          </table:table-cell>
          <table:table-cell table:style-name="ce9" office:value-type="string" calcext:value-type="string">
            <text:p>Ученик 912</text:p>
          </table:table-cell>
          <table:table-cell table:style-name="ce14" office:value-type="string" calcext:value-type="string">
            <text:p>английский язык</text:p>
          </table:table-cell>
          <table:table-cell office:value-type="float" office:value="713" calcext:value-type="float">
            <text:p>71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1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98" calcext:value-type="float">
            <text:p>498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Ц</text:p>
          </table:table-cell>
          <table:table-cell table:style-name="ce9" office:value-type="string" calcext:value-type="string">
            <text:p>Ученик 914</text:p>
          </table:table-cell>
          <table:table-cell table:style-name="ce14" office:value-type="string" calcext:value-type="string">
            <text:p>английский язык</text:p>
          </table:table-cell>
          <table:table-cell office:value-type="float" office:value="569" calcext:value-type="float">
            <text:p>5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15</text:p>
          </table:table-cell>
          <table:table-cell table:style-name="ce9" office:value-type="string" calcext:value-type="string">
            <text:p>немецкий язык</text:p>
          </table:table-cell>
          <table:table-cell office:value-type="float" office:value="711" calcext:value-type="float">
            <text:p>711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Ц</text:p>
          </table:table-cell>
          <table:table-cell table:style-name="ce9" office:value-type="string" calcext:value-type="string">
            <text:p>Ученик 916</text:p>
          </table:table-cell>
          <table:table-cell table:style-name="ce12" office:value-type="string" calcext:value-type="string">
            <text:p>физкультура</text:p>
          </table:table-cell>
          <table:table-cell office:value-type="float" office:value="498" calcext:value-type="float">
            <text:p>498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В</text:p>
          </table:table-cell>
          <table:table-cell table:style-name="ce9" office:value-type="string" calcext:value-type="string">
            <text:p>Ученик 917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700" calcext:value-type="float">
            <text:p>700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918</text:p>
          </table:table-cell>
          <table:table-cell table:style-name="ce12" office:value-type="string" calcext:value-type="string">
            <text:p>география</text:p>
          </table:table-cell>
          <table:table-cell office:value-type="float" office:value="369" calcext:value-type="float">
            <text:p>36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919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692" calcext:value-type="float">
            <text:p>6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920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40" calcext:value-type="float">
            <text:p>74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21</text:p>
          </table:table-cell>
          <table:table-cell table:style-name="ce9" office:value-type="string" calcext:value-type="string">
            <text:p>география</text:p>
          </table:table-cell>
          <table:table-cell office:value-type="float" office:value="722" calcext:value-type="float">
            <text:p>72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922</text:p>
          </table:table-cell>
          <table:table-cell table:style-name="ce9" office:value-type="string" calcext:value-type="string">
            <text:p>литература</text:p>
          </table:table-cell>
          <table:table-cell office:value-type="float" office:value="457" calcext:value-type="float">
            <text:p>45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23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21" calcext:value-type="float">
            <text:p>72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924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15" calcext:value-type="float">
            <text:p>21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</text:p>
          </table:table-cell>
          <table:table-cell table:style-name="ce9" office:value-type="string" calcext:value-type="string">
            <text:p>Ученик 925</text:p>
          </table:table-cell>
          <table:table-cell table:style-name="ce11" office:value-type="string" calcext:value-type="string">
            <text:p>немецкий язык</text:p>
          </table:table-cell>
          <table:table-cell office:value-type="float" office:value="428" calcext:value-type="float">
            <text:p>428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26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20" calcext:value-type="float">
            <text:p>62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927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92" calcext:value-type="float">
            <text:p>69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928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677" calcext:value-type="float">
            <text:p>677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В</text:p>
          </table:table-cell>
          <table:table-cell table:style-name="ce9" office:value-type="string" calcext:value-type="string">
            <text:p>Ученик 929</text:p>
          </table:table-cell>
          <table:table-cell table:style-name="ce15" office:value-type="string" calcext:value-type="string">
            <text:p>математика</text:p>
          </table:table-cell>
          <table:table-cell office:value-type="float" office:value="670" calcext:value-type="float">
            <text:p>670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З</text:p>
          </table:table-cell>
          <table:table-cell table:style-name="ce9" office:value-type="string" calcext:value-type="string">
            <text:p>Ученик 930</text:p>
          </table:table-cell>
          <table:table-cell table:style-name="ce14" office:value-type="string" calcext:value-type="string">
            <text:p>русский язык</text:p>
          </table:table-cell>
          <table:table-cell office:value-type="float" office:value="633" calcext:value-type="float">
            <text:p>6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31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563" calcext:value-type="float">
            <text:p>563</text:p>
          </table:table-cell>
          <table:table-cell table:number-columns-repeated="253"/>
        </table:table-row>
        <table:table-row table:style-name="ro4">
          <table:table-cell table:style-name="ce6" office:value-type="string" calcext:value-type="string">
            <text:p>ЮЗ</text:p>
          </table:table-cell>
          <table:table-cell table:style-name="ce9" office:value-type="string" calcext:value-type="string">
            <text:p>Ученик 932</text:p>
          </table:table-cell>
          <table:table-cell table:style-name="ce15" office:value-type="string" calcext:value-type="string">
            <text:p>английский язык</text:p>
          </table:table-cell>
          <table:table-cell office:value-type="float" office:value="393" calcext:value-type="float">
            <text:p>39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3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663" calcext:value-type="float">
            <text:p>663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934</text:p>
          </table:table-cell>
          <table:table-cell table:style-name="ce11" office:value-type="string" calcext:value-type="string">
            <text:p>физкультура</text:p>
          </table:table-cell>
          <table:table-cell office:value-type="float" office:value="241" calcext:value-type="float">
            <text:p>24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935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766" calcext:value-type="float">
            <text:p>76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93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548" calcext:value-type="float">
            <text:p>548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В</text:p>
          </table:table-cell>
          <table:table-cell table:style-name="ce9" office:value-type="string" calcext:value-type="string">
            <text:p>Ученик 937</text:p>
          </table:table-cell>
          <table:table-cell table:style-name="ce11" office:value-type="string" calcext:value-type="string">
            <text:p>ИЗО</text:p>
          </table:table-cell>
          <table:table-cell office:value-type="float" office:value="352" calcext:value-type="float">
            <text:p>3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38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297" calcext:value-type="float">
            <text:p>29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39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703" calcext:value-type="float">
            <text:p>703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З</text:p>
          </table:table-cell>
          <table:table-cell table:style-name="ce9" office:value-type="string" calcext:value-type="string">
            <text:p>Ученик 940</text:p>
          </table:table-cell>
          <table:table-cell table:style-name="ce14" office:value-type="string" calcext:value-type="string">
            <text:p>математика</text:p>
          </table:table-cell>
          <table:table-cell office:value-type="float" office:value="651" calcext:value-type="float">
            <text:p>65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41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754" calcext:value-type="float">
            <text:p>7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94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20" calcext:value-type="float">
            <text:p>52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43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267" calcext:value-type="float">
            <text:p>26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944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324" calcext:value-type="float">
            <text:p>32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45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434" calcext:value-type="float">
            <text:p>434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В</text:p>
          </table:table-cell>
          <table:table-cell table:style-name="ce9" office:value-type="string" calcext:value-type="string">
            <text:p>Ученик 946</text:p>
          </table:table-cell>
          <table:table-cell table:style-name="ce12" office:value-type="string" calcext:value-type="string">
            <text:p>русский язык</text:p>
          </table:table-cell>
          <table:table-cell office:value-type="float" office:value="670" calcext:value-type="float">
            <text:p>67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947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02" calcext:value-type="float">
            <text:p>50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4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44" calcext:value-type="float">
            <text:p>744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З</text:p>
          </table:table-cell>
          <table:table-cell table:style-name="ce9" office:value-type="string" calcext:value-type="string">
            <text:p>Ученик 949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646" calcext:value-type="float">
            <text:p>646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З</text:p>
          </table:table-cell>
          <table:table-cell table:style-name="ce9" office:value-type="string" calcext:value-type="string">
            <text:p>Ученик 950</text:p>
          </table:table-cell>
          <table:table-cell table:style-name="ce11" office:value-type="string" calcext:value-type="string">
            <text:p>химия ГПД</text:p>
          </table:table-cell>
          <table:table-cell office:value-type="float" office:value="295" calcext:value-type="float">
            <text:p>295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951</text:p>
          </table:table-cell>
          <table:table-cell table:style-name="ce12" office:value-type="string" calcext:value-type="string">
            <text:p>информатика</text:p>
          </table:table-cell>
          <table:table-cell office:value-type="float" office:value="395" calcext:value-type="float">
            <text:p>39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52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413" calcext:value-type="float">
            <text:p>41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953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34" calcext:value-type="float">
            <text:p>6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954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291" calcext:value-type="float">
            <text:p>29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55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776" calcext:value-type="float">
            <text:p>77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956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375" calcext:value-type="float">
            <text:p>37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Ц</text:p>
          </table:table-cell>
          <table:table-cell table:style-name="ce9" office:value-type="string" calcext:value-type="string">
            <text:p>Ученик 957</text:p>
          </table:table-cell>
          <table:table-cell table:style-name="ce11" office:value-type="string" calcext:value-type="string">
            <text:p>английский язык</text:p>
          </table:table-cell>
          <table:table-cell office:value-type="float" office:value="347" calcext:value-type="float">
            <text:p>3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58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57" calcext:value-type="float">
            <text:p>75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959</text:p>
          </table:table-cell>
          <table:table-cell table:style-name="ce14" office:value-type="string" calcext:value-type="string">
            <text:p>информатика</text:p>
          </table:table-cell>
          <table:table-cell office:value-type="float" office:value="707" calcext:value-type="float">
            <text:p>70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В</text:p>
          </table:table-cell>
          <table:table-cell table:style-name="ce9" office:value-type="string" calcext:value-type="string">
            <text:p>Ученик 960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525" calcext:value-type="float">
            <text:p>52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61</text:p>
          </table:table-cell>
          <table:table-cell table:style-name="ce12" office:value-type="string" calcext:value-type="string">
            <text:p>учитель литературы</text:p>
          </table:table-cell>
          <table:table-cell office:value-type="float" office:value="483" calcext:value-type="float">
            <text:p>48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62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530" calcext:value-type="float">
            <text:p>53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963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211" calcext:value-type="float">
            <text:p>211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З</text:p>
          </table:table-cell>
          <table:table-cell table:style-name="ce9" office:value-type="string" calcext:value-type="string">
            <text:p>Ученик 964</text:p>
          </table:table-cell>
          <table:table-cell table:style-name="ce14" office:value-type="string" calcext:value-type="string">
            <text:p>русский язык</text:p>
          </table:table-cell>
          <table:table-cell office:value-type="float" office:value="506" calcext:value-type="float">
            <text:p>50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965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634" calcext:value-type="float">
            <text:p>63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В</text:p>
          </table:table-cell>
          <table:table-cell table:style-name="ce9" office:value-type="string" calcext:value-type="string">
            <text:p>Ученик 966</text:p>
          </table:table-cell>
          <table:table-cell table:style-name="ce9" office:value-type="string" calcext:value-type="string">
            <text:p>физика</text:p>
          </table:table-cell>
          <table:table-cell office:value-type="float" office:value="545" calcext:value-type="float">
            <text:p>545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СВ</text:p>
          </table:table-cell>
          <table:table-cell table:style-name="ce9" office:value-type="string" calcext:value-type="string">
            <text:p>Ученик 967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542" calcext:value-type="float">
            <text:p>54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68</text:p>
          </table:table-cell>
          <table:table-cell table:style-name="ce9" office:value-type="string" calcext:value-type="string">
            <text:p>ИЗО</text:p>
          </table:table-cell>
          <table:table-cell office:value-type="float" office:value="747" calcext:value-type="float">
            <text:p>74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969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529" calcext:value-type="float">
            <text:p>52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970</text:p>
          </table:table-cell>
          <table:table-cell table:style-name="ce11" office:value-type="string" calcext:value-type="string">
            <text:p>математика</text:p>
          </table:table-cell>
          <table:table-cell office:value-type="float" office:value="639" calcext:value-type="float">
            <text:p>63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71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652" calcext:value-type="float">
            <text:p>65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72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37" calcext:value-type="float">
            <text:p>43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973</text:p>
          </table:table-cell>
          <table:table-cell table:style-name="ce15" office:value-type="string" calcext:value-type="string">
            <text:p>информатика</text:p>
          </table:table-cell>
          <table:table-cell office:value-type="float" office:value="491" calcext:value-type="float">
            <text:p>49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В</text:p>
          </table:table-cell>
          <table:table-cell table:style-name="ce9" office:value-type="string" calcext:value-type="string">
            <text:p>Ученик 974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93" calcext:value-type="float">
            <text:p>79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З</text:p>
          </table:table-cell>
          <table:table-cell table:style-name="ce9" office:value-type="string" calcext:value-type="string">
            <text:p>Ученик 975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511" calcext:value-type="float">
            <text:p>51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76</text:p>
          </table:table-cell>
          <table:table-cell table:style-name="ce9" office:value-type="string" calcext:value-type="string">
            <text:p>учитель истории</text:p>
          </table:table-cell>
          <table:table-cell office:value-type="float" office:value="355" calcext:value-type="float">
            <text:p>35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77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219" calcext:value-type="float">
            <text:p>21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78</text:p>
          </table:table-cell>
          <table:table-cell table:style-name="ce9" office:value-type="string" calcext:value-type="string">
            <text:p>информатика</text:p>
          </table:table-cell>
          <table:table-cell office:value-type="float" office:value="354" calcext:value-type="float">
            <text:p>35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79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264" calcext:value-type="float">
            <text:p>264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80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533" calcext:value-type="float">
            <text:p>5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981</text:p>
          </table:table-cell>
          <table:table-cell table:style-name="ce9" office:value-type="string" calcext:value-type="string">
            <text:p>немецкий язык</text:p>
          </table:table-cell>
          <table:table-cell office:value-type="float" office:value="487" calcext:value-type="float">
            <text:p>487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</text:p>
          </table:table-cell>
          <table:table-cell table:style-name="ce9" office:value-type="string" calcext:value-type="string">
            <text:p>Ученик 982</text:p>
          </table:table-cell>
          <table:table-cell table:style-name="ce9" office:value-type="string" calcext:value-type="string">
            <text:p>физика </text:p>
          </table:table-cell>
          <table:table-cell office:value-type="float" office:value="535" calcext:value-type="float">
            <text:p>53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83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425" calcext:value-type="float">
            <text:p>425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84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629" calcext:value-type="float">
            <text:p>629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Ю</text:p>
          </table:table-cell>
          <table:table-cell table:style-name="ce9" office:value-type="string" calcext:value-type="string">
            <text:p>Ученик 985</text:p>
          </table:table-cell>
          <table:table-cell table:style-name="ce12" office:value-type="string" calcext:value-type="string">
            <text:p>физкультура </text:p>
          </table:table-cell>
          <table:table-cell office:value-type="float" office:value="333" calcext:value-type="float">
            <text:p>33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986</text:p>
          </table:table-cell>
          <table:table-cell table:style-name="ce9" office:value-type="string" calcext:value-type="string">
            <text:p>история</text:p>
          </table:table-cell>
          <table:table-cell office:value-type="float" office:value="499" calcext:value-type="float">
            <text:p>49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87</text:p>
          </table:table-cell>
          <table:table-cell table:style-name="ce9" office:value-type="string" calcext:value-type="string">
            <text:p>химия</text:p>
          </table:table-cell>
          <table:table-cell office:value-type="float" office:value="731" calcext:value-type="float">
            <text:p>731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С</text:p>
          </table:table-cell>
          <table:table-cell table:style-name="ce9" office:value-type="string" calcext:value-type="string">
            <text:p>Ученик 988</text:p>
          </table:table-cell>
          <table:table-cell table:style-name="ce13" office:value-type="string" calcext:value-type="string">
            <text:p>химия</text:p>
          </table:table-cell>
          <table:table-cell office:value-type="float" office:value="270" calcext:value-type="float">
            <text:p>27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Ц</text:p>
          </table:table-cell>
          <table:table-cell table:style-name="ce9" office:value-type="string" calcext:value-type="string">
            <text:p>Ученик 989</text:p>
          </table:table-cell>
          <table:table-cell table:style-name="ce9" office:value-type="string" calcext:value-type="string">
            <text:p>математика</text:p>
          </table:table-cell>
          <table:table-cell office:value-type="float" office:value="401" calcext:value-type="float">
            <text:p>401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В</text:p>
          </table:table-cell>
          <table:table-cell table:style-name="ce9" office:value-type="string" calcext:value-type="string">
            <text:p>Ученик 990</text:p>
          </table:table-cell>
          <table:table-cell table:style-name="ce14" office:value-type="string" calcext:value-type="string">
            <text:p>русский язык</text:p>
          </table:table-cell>
          <table:table-cell office:value-type="float" office:value="593" calcext:value-type="float">
            <text:p>593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ЕЛ</text:p>
          </table:table-cell>
          <table:table-cell table:style-name="ce9" office:value-type="string" calcext:value-type="string">
            <text:p>Ученик 991</text:p>
          </table:table-cell>
          <table:table-cell table:style-name="ce9" office:value-type="string" calcext:value-type="string">
            <text:p>физкультура</text:p>
          </table:table-cell>
          <table:table-cell office:value-type="float" office:value="317" calcext:value-type="float">
            <text:p>317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З</text:p>
          </table:table-cell>
          <table:table-cell table:style-name="ce9" office:value-type="string" calcext:value-type="string">
            <text:p>Ученик 992</text:p>
          </table:table-cell>
          <table:table-cell table:style-name="ce11" office:value-type="string" calcext:value-type="string">
            <text:p>обществознание</text:p>
          </table:table-cell>
          <table:table-cell office:value-type="float" office:value="457" calcext:value-type="float">
            <text:p>457</text:p>
          </table:table-cell>
          <table:table-cell table:number-columns-repeated="253"/>
        </table:table-row>
        <table:table-row table:style-name="ro4">
          <table:table-cell table:style-name="ce4" office:value-type="string" calcext:value-type="string">
            <text:p>СЗ</text:p>
          </table:table-cell>
          <table:table-cell table:style-name="ce9" office:value-type="string" calcext:value-type="string">
            <text:p>Ученик 993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39" calcext:value-type="float">
            <text:p>439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Ю</text:p>
          </table:table-cell>
          <table:table-cell table:style-name="ce9" office:value-type="string" calcext:value-type="string">
            <text:p>Ученик 994</text:p>
          </table:table-cell>
          <table:table-cell table:style-name="ce11" office:value-type="string" calcext:value-type="string">
            <text:p>география</text:p>
          </table:table-cell>
          <table:table-cell office:value-type="float" office:value="346" calcext:value-type="float">
            <text:p>346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95</text:p>
          </table:table-cell>
          <table:table-cell table:style-name="ce9" office:value-type="string" calcext:value-type="string">
            <text:p>русский язык</text:p>
          </table:table-cell>
          <table:table-cell office:value-type="float" office:value="389" calcext:value-type="float">
            <text:p>389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96</text:p>
          </table:table-cell>
          <table:table-cell table:style-name="ce9" office:value-type="string" calcext:value-type="string">
            <text:p>английский язык</text:p>
          </table:table-cell>
          <table:table-cell office:value-type="float" office:value="762" calcext:value-type="float">
            <text:p>76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З</text:p>
          </table:table-cell>
          <table:table-cell table:style-name="ce9" office:value-type="string" calcext:value-type="string">
            <text:p>Ученик 997</text:p>
          </table:table-cell>
          <table:table-cell table:style-name="ce9" office:value-type="string" calcext:value-type="string">
            <text:p>французский язык</text:p>
          </table:table-cell>
          <table:table-cell office:value-type="float" office:value="682" calcext:value-type="float">
            <text:p>682</text:p>
          </table:table-cell>
          <table:table-cell table:number-columns-repeated="253"/>
        </table:table-row>
        <table:table-row table:style-name="ro4">
          <table:table-cell table:style-name="ce5" office:value-type="string" calcext:value-type="string">
            <text:p>СЗ</text:p>
          </table:table-cell>
          <table:table-cell table:style-name="ce9" office:value-type="string" calcext:value-type="string">
            <text:p>Ученик 998</text:p>
          </table:table-cell>
          <table:table-cell table:style-name="ce14" office:value-type="string" calcext:value-type="string">
            <text:p>английский язык</text:p>
          </table:table-cell>
          <table:table-cell office:value-type="float" office:value="620" calcext:value-type="float">
            <text:p>620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999</text:p>
          </table:table-cell>
          <table:table-cell table:style-name="ce9" office:value-type="string" calcext:value-type="string">
            <text:p>обществознание</text:p>
          </table:table-cell>
          <table:table-cell office:value-type="float" office:value="722" calcext:value-type="float">
            <text:p>722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ЮЗ</text:p>
          </table:table-cell>
          <table:table-cell table:style-name="ce9" office:value-type="string" calcext:value-type="string">
            <text:p>Ученик 1000</text:p>
          </table:table-cell>
          <table:table-cell table:style-name="ce9" office:value-type="string" calcext:value-type="string">
            <text:p>биология</text:p>
          </table:table-cell>
          <table:table-cell office:value-type="float" office:value="731" calcext:value-type="float">
            <text:p>731</text:p>
          </table:table-cell>
          <table:table-cell table:number-columns-repeated="253"/>
        </table:table-row>
        <table:table-row table:style-name="ro4" table:number-rows-repeated="1047574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Лист2" table:style-name="ta2">
        <table:table-column table:style-name="co11" table:default-cell-style-name="Default"/>
        <table:table-column table:style-name="co11" table:number-columns-repeated="16383"/>
        <table:table-row table:style-name="ro3" table:number-rows-repeated="1048575">
          <table:table-cell/>
          <table:table-cell table:style-name="Default" table:number-columns-repeated="16383"/>
        </table:table-row>
        <table:table-row table:style-name="ro3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1" table:default-cell-style-name="Default"/>
        <table:table-column table:style-name="co11" table:number-columns-repeated="16383"/>
        <table:table-row table:style-name="ro3" table:number-rows-repeated="1048575">
          <table:table-cell/>
          <table:table-cell table:style-name="Default" table:number-columns-repeated="16383"/>
        </table:table-row>
        <table:table-row table:style-name="ro3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Cyr" svg:font-family="'Arial Cyr'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7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1P2" style:volatile="true">
      <number:text loext:blank-width-char="-"> </number:text>
      <number:fill-character> </number:fill-character>
      <number:text loext:blank-width-char="-3">-р.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801cm" fo:margin-right="0.801cm" style:first-page-number="continue" style:scale-to="100%" style:writing-mode="lr-tb"/>
      <style:header-style>
        <style:header-footer-properties fo:min-height="0.75cm" fo:margin-left="1.101cm" fo:margin-right="1.101cm" fo:margin-bottom="0cm"/>
      </style:header-style>
      <style:footer-style>
        <style:header-footer-properties fo:min-height="0.75cm" fo:margin-left="1.101cm" fo:margin-right="1.101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6">00.00.0000</text:date>, <text:time style:data-style-name="N2" text:time-value="13:04:21.924518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Марина Анатольевна Боровик</meta:initial-creator>
    <meta:creation-date>2012-10-03T19:08:44</meta:creation-date>
    <dc:date>2026-04-16T13:05:50.806814500</dc:date>
    <meta:print-date>2012-10-03T19:30:58</meta:print-date>
    <meta:editing-duration>PT10M59S</meta:editing-duration>
    <meta:editing-cycles>2</meta:editing-cycles>
    <meta:generator>LibreOffice/26.2.2.2$Windows_X86_64 LibreOffice_project/1f77d10d6938fd34972958f64b2bcfa54f8b1ba5</meta:generator>
    <meta:document-statistic meta:table-count="3" meta:cell-count="4013" meta:object-count="0"/>
  </office:meta>
</office:document-meta>
</file>